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oglio1" table:style-name="ta1" table:print="false">
        <table:table-column table:style-name="co1" table:default-cell-style-name="ce1"/>
        <table:table-column table:style-name="co2" table:number-columns-repeated="5" table:default-cell-style-name="ce2"/>
        <table:table-row table:style-name="ro1">
          <table:table-cell table:style-name="Default" office:value-type="string" calcext:value-type="string">
            <text:p>Fever</text:p>
          </table:table-cell>
          <table:table-cell table:style-name="Default" office:value-type="string" calcext:value-type="string">
            <text:p>Body_pain</text:p>
          </table:table-cell>
          <table:table-cell table:style-name="Default" office:value-type="string" calcext:value-type="string">
            <text:p>age</text:p>
          </table:table-cell>
          <table:table-cell table:style-name="Default" office:value-type="string" calcext:value-type="string">
            <text:p>runny_nose</text:p>
          </table:table-cell>
          <table:table-cell table:style-name="Default" office:value-type="string" calcext:value-type="string">
            <text:p>diff_breath</text:p>
          </table:table-cell>
          <table:table-cell table:style-name="Default" office:value-type="string" calcext:value-type="string">
            <text:p>infection_prob</text:p>
          </table:table-cell>
        </table:table-row>
        <table:table-row table:style-name="ro1">
          <table:table-cell office:value-type="float" office:value="102.991" calcext:value-type="float">
            <text:p>102.991</text:p>
          </table:table-cell>
          <table:table-cell table:style-name="Default" table:formula="of:=RANDBETWEEN(0;1 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721" calcext:value-type="float">
            <text:p>102.72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595" calcext:value-type="float">
            <text:p>100.59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47" calcext:value-type="float">
            <text:p>98.4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603" calcext:value-type="float">
            <text:p>100.60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414" calcext:value-type="float">
            <text:p>103.4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283" calcext:value-type="float">
            <text:p>101.28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004" calcext:value-type="float">
            <text:p>99.00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495" calcext:value-type="float">
            <text:p>99.495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426" calcext:value-type="float">
            <text:p>101.426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215" calcext:value-type="float">
            <text:p>98.21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885" calcext:value-type="float">
            <text:p>102.885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762" calcext:value-type="float">
            <text:p>103.76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767" calcext:value-type="float">
            <text:p>98.767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939" calcext:value-type="float">
            <text:p>100.939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188" calcext:value-type="float">
            <text:p>99.18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724" calcext:value-type="float">
            <text:p>101.72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479" calcext:value-type="float">
            <text:p>99.47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395" calcext:value-type="float">
            <text:p>103.39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194" calcext:value-type="float">
            <text:p>100.19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224" calcext:value-type="float">
            <text:p>102.22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118" calcext:value-type="float">
            <text:p>100.11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055" calcext:value-type="float">
            <text:p>99.05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324" calcext:value-type="float">
            <text:p>98.32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681" calcext:value-type="float">
            <text:p>102.68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374" calcext:value-type="float">
            <text:p>101.37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042" calcext:value-type="float">
            <text:p>101.042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726" calcext:value-type="float">
            <text:p>98.72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405" calcext:value-type="float">
            <text:p>98.40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707" calcext:value-type="float">
            <text:p>100.70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446" calcext:value-type="float">
            <text:p>102.446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207" calcext:value-type="float">
            <text:p>101.20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557" calcext:value-type="float">
            <text:p>98.55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728" calcext:value-type="float">
            <text:p>101.728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378" calcext:value-type="float">
            <text:p>100.37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466" calcext:value-type="float">
            <text:p>100.466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198" calcext:value-type="float">
            <text:p>99.198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294" calcext:value-type="float">
            <text:p>103.29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872" calcext:value-type="float">
            <text:p>101.87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348" calcext:value-type="float">
            <text:p>103.34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096" calcext:value-type="float">
            <text:p>103.0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315" calcext:value-type="float">
            <text:p>103.3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042" calcext:value-type="float">
            <text:p>98.04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281" calcext:value-type="float">
            <text:p>100.28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685" calcext:value-type="float">
            <text:p>100.68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668" calcext:value-type="float">
            <text:p>98.66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938" calcext:value-type="float">
            <text:p>101.93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92" calcext:value-type="float">
            <text:p>99.92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57" calcext:value-type="float">
            <text:p>103.5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933" calcext:value-type="float">
            <text:p>99.93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923" calcext:value-type="float">
            <text:p>102.92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529" calcext:value-type="float">
            <text:p>103.529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301" calcext:value-type="float">
            <text:p>98.30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321" calcext:value-type="float">
            <text:p>103.32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255" calcext:value-type="float">
            <text:p>103.2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256" calcext:value-type="float">
            <text:p>100.25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602" calcext:value-type="float">
            <text:p>98.60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061" calcext:value-type="float">
            <text:p>99.0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158" calcext:value-type="float">
            <text:p>103.15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073" calcext:value-type="float">
            <text:p>100.07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332" calcext:value-type="float">
            <text:p>102.33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673" calcext:value-type="float">
            <text:p>98.673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048" calcext:value-type="float">
            <text:p>101.04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037" calcext:value-type="float">
            <text:p>98.03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616" calcext:value-type="float">
            <text:p>99.61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784" calcext:value-type="float">
            <text:p>98.784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272" calcext:value-type="float">
            <text:p>101.27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687" calcext:value-type="float">
            <text:p>101.687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272" calcext:value-type="float">
            <text:p>103.27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047" calcext:value-type="float">
            <text:p>101.047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695" calcext:value-type="float">
            <text:p>101.69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177" calcext:value-type="float">
            <text:p>102.17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664" calcext:value-type="float">
            <text:p>103.66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431" calcext:value-type="float">
            <text:p>98.43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19" calcext:value-type="float">
            <text:p>101.1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133" calcext:value-type="float">
            <text:p>103.13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087" calcext:value-type="float">
            <text:p>98.08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294" calcext:value-type="float">
            <text:p>102.2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616" calcext:value-type="float">
            <text:p>101.61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056" calcext:value-type="float">
            <text:p>103.05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162" calcext:value-type="float">
            <text:p>100.16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995" calcext:value-type="float">
            <text:p>102.99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759" calcext:value-type="float">
            <text:p>101.75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923" calcext:value-type="float">
            <text:p>101.92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109" calcext:value-type="float">
            <text:p>102.10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017" calcext:value-type="float">
            <text:p>99.0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409" calcext:value-type="float">
            <text:p>99.40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191" calcext:value-type="float">
            <text:p>99.19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538" calcext:value-type="float">
            <text:p>101.53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176" calcext:value-type="float">
            <text:p>103.176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588" calcext:value-type="float">
            <text:p>101.58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737" calcext:value-type="float">
            <text:p>98.73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275" calcext:value-type="float">
            <text:p>103.27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413" calcext:value-type="float">
            <text:p>101.41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748" calcext:value-type="float">
            <text:p>101.74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836" calcext:value-type="float">
            <text:p>98.836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715" calcext:value-type="float">
            <text:p>102.71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765" calcext:value-type="float">
            <text:p>101.765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724" calcext:value-type="float">
            <text:p>100.72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215" calcext:value-type="float">
            <text:p>102.21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439" calcext:value-type="float">
            <text:p>103.43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48" calcext:value-type="float">
            <text:p>100.4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613" calcext:value-type="float">
            <text:p>101.6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626" calcext:value-type="float">
            <text:p>102.62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528" calcext:value-type="float">
            <text:p>99.52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968" calcext:value-type="float">
            <text:p>100.96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242" calcext:value-type="float">
            <text:p>102.24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751" calcext:value-type="float">
            <text:p>99.75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215" calcext:value-type="float">
            <text:p>103.215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989" calcext:value-type="float">
            <text:p>101.989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053" calcext:value-type="float">
            <text:p>99.05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278" calcext:value-type="float">
            <text:p>101.27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024" calcext:value-type="float">
            <text:p>100.02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524" calcext:value-type="float">
            <text:p>99.52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695" calcext:value-type="float">
            <text:p>100.69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561" calcext:value-type="float">
            <text:p>100.561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863" calcext:value-type="float">
            <text:p>101.86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976" calcext:value-type="float">
            <text:p>103.976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279" calcext:value-type="float">
            <text:p>102.27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266" calcext:value-type="float">
            <text:p>99.266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528" calcext:value-type="float">
            <text:p>98.528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964" calcext:value-type="float">
            <text:p>103.96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54" calcext:value-type="float">
            <text:p>99.5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997" calcext:value-type="float">
            <text:p>100.9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49" calcext:value-type="float">
            <text:p>103.4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797" calcext:value-type="float">
            <text:p>100.79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397" calcext:value-type="float">
            <text:p>98.397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937" calcext:value-type="float">
            <text:p>98.93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244" calcext:value-type="float">
            <text:p>102.24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482" calcext:value-type="float">
            <text:p>102.48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837" calcext:value-type="float">
            <text:p>100.83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354" calcext:value-type="float">
            <text:p>98.35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054" calcext:value-type="float">
            <text:p>101.05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632" calcext:value-type="float">
            <text:p>103.6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322" calcext:value-type="float">
            <text:p>98.32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046" calcext:value-type="float">
            <text:p>103.04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143" calcext:value-type="float">
            <text:p>101.14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437" calcext:value-type="float">
            <text:p>98.43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844" calcext:value-type="float">
            <text:p>101.84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122" calcext:value-type="float">
            <text:p>100.12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209" calcext:value-type="float">
            <text:p>98.20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248" calcext:value-type="float">
            <text:p>100.248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808" calcext:value-type="float">
            <text:p>102.80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849" calcext:value-type="float">
            <text:p>98.849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113" calcext:value-type="float">
            <text:p>102.11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608" calcext:value-type="float">
            <text:p>103.608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706" calcext:value-type="float">
            <text:p>101.70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067" calcext:value-type="float">
            <text:p>100.067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488" calcext:value-type="float">
            <text:p>102.48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611" calcext:value-type="float">
            <text:p>102.611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239" calcext:value-type="float">
            <text:p>102.23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041" calcext:value-type="float">
            <text:p>101.041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69" calcext:value-type="float">
            <text:p>101.69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143" calcext:value-type="float">
            <text:p>99.14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946" calcext:value-type="float">
            <text:p>102.94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969" calcext:value-type="float">
            <text:p>98.96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89" calcext:value-type="float">
            <text:p>101.8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397" calcext:value-type="float">
            <text:p>99.397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865" calcext:value-type="float">
            <text:p>102.865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308" calcext:value-type="float">
            <text:p>98.308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51" calcext:value-type="float">
            <text:p>101.5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899" calcext:value-type="float">
            <text:p>99.89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014" calcext:value-type="float">
            <text:p>100.01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009" calcext:value-type="float">
            <text:p>102.009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474" calcext:value-type="float">
            <text:p>102.47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253" calcext:value-type="float">
            <text:p>99.25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738" calcext:value-type="float">
            <text:p>99.738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499" calcext:value-type="float">
            <text:p>102.49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587" calcext:value-type="float">
            <text:p>100.587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945" calcext:value-type="float">
            <text:p>101.94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852" calcext:value-type="float">
            <text:p>102.85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332" calcext:value-type="float">
            <text:p>103.33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531" calcext:value-type="float">
            <text:p>102.53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365" calcext:value-type="float">
            <text:p>100.36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159" calcext:value-type="float">
            <text:p>99.15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145" calcext:value-type="float">
            <text:p>102.14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958" calcext:value-type="float">
            <text:p>103.958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299" calcext:value-type="float">
            <text:p>101.299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55" calcext:value-type="float">
            <text:p>102.5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07" calcext:value-type="float">
            <text:p>101.0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259" calcext:value-type="float">
            <text:p>99.25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962" calcext:value-type="float">
            <text:p>100.96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983" calcext:value-type="float">
            <text:p>103.983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541" calcext:value-type="float">
            <text:p>102.54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993" calcext:value-type="float">
            <text:p>100.99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651" calcext:value-type="float">
            <text:p>103.65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961" calcext:value-type="float">
            <text:p>103.96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332" calcext:value-type="float">
            <text:p>102.33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911" calcext:value-type="float">
            <text:p>102.9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211" calcext:value-type="float">
            <text:p>99.21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277" calcext:value-type="float">
            <text:p>100.277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937" calcext:value-type="float">
            <text:p>102.93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855" calcext:value-type="float">
            <text:p>99.85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439" calcext:value-type="float">
            <text:p>102.439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734" calcext:value-type="float">
            <text:p>101.734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565" calcext:value-type="float">
            <text:p>99.5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496" calcext:value-type="float">
            <text:p>98.4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511" calcext:value-type="float">
            <text:p>98.511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861" calcext:value-type="float">
            <text:p>103.86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815" calcext:value-type="float">
            <text:p>103.81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951" calcext:value-type="float">
            <text:p>103.951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802" calcext:value-type="float">
            <text:p>100.80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722" calcext:value-type="float">
            <text:p>101.72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052" calcext:value-type="float">
            <text:p>101.052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407" calcext:value-type="float">
            <text:p>100.407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191" calcext:value-type="float">
            <text:p>100.19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936" calcext:value-type="float">
            <text:p>101.93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193" calcext:value-type="float">
            <text:p>98.19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644" calcext:value-type="float">
            <text:p>98.644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591" calcext:value-type="float">
            <text:p>99.5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176" calcext:value-type="float">
            <text:p>103.17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46" calcext:value-type="float">
            <text:p>100.46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519" calcext:value-type="float">
            <text:p>98.519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95" calcext:value-type="float">
            <text:p>103.9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21" calcext:value-type="float">
            <text:p>99.2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339" calcext:value-type="float">
            <text:p>100.33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624" calcext:value-type="float">
            <text:p>99.6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601" calcext:value-type="float">
            <text:p>100.601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371" calcext:value-type="float">
            <text:p>101.37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58" calcext:value-type="float">
            <text:p>99.5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346" calcext:value-type="float">
            <text:p>101.34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02" calcext:value-type="float">
            <text:p>99.0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919" calcext:value-type="float">
            <text:p>103.9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41" calcext:value-type="float">
            <text:p>103.4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796" calcext:value-type="float">
            <text:p>100.7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695" calcext:value-type="float">
            <text:p>98.69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44" calcext:value-type="float">
            <text:p>103.4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102" calcext:value-type="float">
            <text:p>99.10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298" calcext:value-type="float">
            <text:p>98.298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068" calcext:value-type="float">
            <text:p>98.068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694" calcext:value-type="float">
            <text:p>102.69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143" calcext:value-type="float">
            <text:p>101.14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788" calcext:value-type="float">
            <text:p>98.78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135" calcext:value-type="float">
            <text:p>102.13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665" calcext:value-type="float">
            <text:p>100.66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993" calcext:value-type="float">
            <text:p>102.99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857" calcext:value-type="float">
            <text:p>98.857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439" calcext:value-type="float">
            <text:p>99.4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945" calcext:value-type="float">
            <text:p>101.94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731" calcext:value-type="float">
            <text:p>99.73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034" calcext:value-type="float">
            <text:p>98.03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162" calcext:value-type="float">
            <text:p>101.16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763" calcext:value-type="float">
            <text:p>100.76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104" calcext:value-type="float">
            <text:p>98.1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181" calcext:value-type="float">
            <text:p>98.18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214" calcext:value-type="float">
            <text:p>101.21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881" calcext:value-type="float">
            <text:p>101.88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533" calcext:value-type="float">
            <text:p>100.53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313" calcext:value-type="float">
            <text:p>100.31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921" calcext:value-type="float">
            <text:p>99.92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457" calcext:value-type="float">
            <text:p>100.457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491" calcext:value-type="float">
            <text:p>100.49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904" calcext:value-type="float">
            <text:p>102.904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585" calcext:value-type="float">
            <text:p>102.58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66" calcext:value-type="float">
            <text:p>100.6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802" calcext:value-type="float">
            <text:p>98.80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365" calcext:value-type="float">
            <text:p>102.36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625" calcext:value-type="float">
            <text:p>101.62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623" calcext:value-type="float">
            <text:p>101.62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441" calcext:value-type="float">
            <text:p>101.441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036" calcext:value-type="float">
            <text:p>102.03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578" calcext:value-type="float">
            <text:p>98.578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104" calcext:value-type="float">
            <text:p>100.10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727" calcext:value-type="float">
            <text:p>98.7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063" calcext:value-type="float">
            <text:p>100.06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141" calcext:value-type="float">
            <text:p>102.14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974" calcext:value-type="float">
            <text:p>103.97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682" calcext:value-type="float">
            <text:p>99.682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519" calcext:value-type="float">
            <text:p>101.5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263" calcext:value-type="float">
            <text:p>102.263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723" calcext:value-type="float">
            <text:p>98.72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728" calcext:value-type="float">
            <text:p>99.72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345" calcext:value-type="float">
            <text:p>98.345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813" calcext:value-type="float">
            <text:p>101.8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607" calcext:value-type="float">
            <text:p>103.60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657" calcext:value-type="float">
            <text:p>98.65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649" calcext:value-type="float">
            <text:p>102.64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678" calcext:value-type="float">
            <text:p>103.678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961" calcext:value-type="float">
            <text:p>102.96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03" calcext:value-type="float">
            <text:p>100.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717" calcext:value-type="float">
            <text:p>98.71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761" calcext:value-type="float">
            <text:p>100.76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248" calcext:value-type="float">
            <text:p>100.24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143" calcext:value-type="float">
            <text:p>102.143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464" calcext:value-type="float">
            <text:p>101.464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81" calcext:value-type="float">
            <text:p>102.8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375" calcext:value-type="float">
            <text:p>101.375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665" calcext:value-type="float">
            <text:p>98.66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544" calcext:value-type="float">
            <text:p>98.54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447" calcext:value-type="float">
            <text:p>98.44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784" calcext:value-type="float">
            <text:p>100.7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682" calcext:value-type="float">
            <text:p>100.68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451" calcext:value-type="float">
            <text:p>102.45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576" calcext:value-type="float">
            <text:p>99.57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574" calcext:value-type="float">
            <text:p>101.57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626" calcext:value-type="float">
            <text:p>103.62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897" calcext:value-type="float">
            <text:p>99.897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181" calcext:value-type="float">
            <text:p>102.18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164" calcext:value-type="float">
            <text:p>101.16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726" calcext:value-type="float">
            <text:p>101.72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376" calcext:value-type="float">
            <text:p>102.37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221" calcext:value-type="float">
            <text:p>98.22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825" calcext:value-type="float">
            <text:p>99.825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914" calcext:value-type="float">
            <text:p>102.9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892" calcext:value-type="float">
            <text:p>100.89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698" calcext:value-type="float">
            <text:p>100.6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884" calcext:value-type="float">
            <text:p>98.88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674" calcext:value-type="float">
            <text:p>102.674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083" calcext:value-type="float">
            <text:p>101.08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808" calcext:value-type="float">
            <text:p>103.808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408" calcext:value-type="float">
            <text:p>98.40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487" calcext:value-type="float">
            <text:p>100.487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164" calcext:value-type="float">
            <text:p>101.16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131" calcext:value-type="float">
            <text:p>98.131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132" calcext:value-type="float">
            <text:p>103.132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878" calcext:value-type="float">
            <text:p>103.87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938" calcext:value-type="float">
            <text:p>102.93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297" calcext:value-type="float">
            <text:p>100.297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802" calcext:value-type="float">
            <text:p>98.80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362" calcext:value-type="float">
            <text:p>101.36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791" calcext:value-type="float">
            <text:p>98.791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59" calcext:value-type="float">
            <text:p>98.59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872" calcext:value-type="float">
            <text:p>101.87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626" calcext:value-type="float">
            <text:p>98.62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367" calcext:value-type="float">
            <text:p>103.36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542" calcext:value-type="float">
            <text:p>100.54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622" calcext:value-type="float">
            <text:p>102.622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204" calcext:value-type="float">
            <text:p>99.20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568" calcext:value-type="float">
            <text:p>98.56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221" calcext:value-type="float">
            <text:p>103.22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581" calcext:value-type="float">
            <text:p>98.581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168" calcext:value-type="float">
            <text:p>101.16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127" calcext:value-type="float">
            <text:p>103.12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914" calcext:value-type="float">
            <text:p>102.914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83" calcext:value-type="float">
            <text:p>98.8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184" calcext:value-type="float">
            <text:p>101.184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732" calcext:value-type="float">
            <text:p>99.73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409" calcext:value-type="float">
            <text:p>103.40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828" calcext:value-type="float">
            <text:p>98.82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899" calcext:value-type="float">
            <text:p>100.89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475" calcext:value-type="float">
            <text:p>100.47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334" calcext:value-type="float">
            <text:p>103.33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047" calcext:value-type="float">
            <text:p>98.04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862" calcext:value-type="float">
            <text:p>103.86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629" calcext:value-type="float">
            <text:p>101.62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405" calcext:value-type="float">
            <text:p>98.40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014" calcext:value-type="float">
            <text:p>99.01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147" calcext:value-type="float">
            <text:p>100.147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981" calcext:value-type="float">
            <text:p>102.98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558" calcext:value-type="float">
            <text:p>99.558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971" calcext:value-type="float">
            <text:p>98.97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109" calcext:value-type="float">
            <text:p>98.10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204" calcext:value-type="float">
            <text:p>103.204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792" calcext:value-type="float">
            <text:p>102.792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89" calcext:value-type="float">
            <text:p>98.8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374" calcext:value-type="float">
            <text:p>98.37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368" calcext:value-type="float">
            <text:p>100.36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096" calcext:value-type="float">
            <text:p>98.09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555" calcext:value-type="float">
            <text:p>98.55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986" calcext:value-type="float">
            <text:p>103.986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255" calcext:value-type="float">
            <text:p>100.2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782" calcext:value-type="float">
            <text:p>103.78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464" calcext:value-type="float">
            <text:p>103.46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652" calcext:value-type="float">
            <text:p>103.6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696" calcext:value-type="float">
            <text:p>102.696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466" calcext:value-type="float">
            <text:p>101.46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447" calcext:value-type="float">
            <text:p>100.447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885" calcext:value-type="float">
            <text:p>101.88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665" calcext:value-type="float">
            <text:p>99.66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401" calcext:value-type="float">
            <text:p>101.401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841" calcext:value-type="float">
            <text:p>101.84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114" calcext:value-type="float">
            <text:p>102.11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714" calcext:value-type="float">
            <text:p>99.71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82" calcext:value-type="float">
            <text:p>99.8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194" calcext:value-type="float">
            <text:p>98.194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141" calcext:value-type="float">
            <text:p>102.14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165" calcext:value-type="float">
            <text:p>103.16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231" calcext:value-type="float">
            <text:p>100.23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058" calcext:value-type="float">
            <text:p>98.058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668" calcext:value-type="float">
            <text:p>103.66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689" calcext:value-type="float">
            <text:p>99.68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417" calcext:value-type="float">
            <text:p>102.41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318" calcext:value-type="float">
            <text:p>100.318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213" calcext:value-type="float">
            <text:p>103.21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942" calcext:value-type="float">
            <text:p>101.94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689" calcext:value-type="float">
            <text:p>102.68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099" calcext:value-type="float">
            <text:p>98.09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566" calcext:value-type="float">
            <text:p>103.56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362" calcext:value-type="float">
            <text:p>98.362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858" calcext:value-type="float">
            <text:p>103.85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152" calcext:value-type="float">
            <text:p>103.15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131" calcext:value-type="float">
            <text:p>101.13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351" calcext:value-type="float">
            <text:p>103.35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215" calcext:value-type="float">
            <text:p>101.21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704" calcext:value-type="float">
            <text:p>103.70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875" calcext:value-type="float">
            <text:p>101.87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423" calcext:value-type="float">
            <text:p>102.42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417" calcext:value-type="float">
            <text:p>98.41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92" calcext:value-type="float">
            <text:p>98.9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768" calcext:value-type="float">
            <text:p>99.76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386" calcext:value-type="float">
            <text:p>99.38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686" calcext:value-type="float">
            <text:p>103.68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221" calcext:value-type="float">
            <text:p>102.22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309" calcext:value-type="float">
            <text:p>103.30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772" calcext:value-type="float">
            <text:p>101.77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759" calcext:value-type="float">
            <text:p>100.75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157" calcext:value-type="float">
            <text:p>101.157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045" calcext:value-type="float">
            <text:p>98.04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923" calcext:value-type="float">
            <text:p>102.92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364" calcext:value-type="float">
            <text:p>98.36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389" calcext:value-type="float">
            <text:p>99.389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37" calcext:value-type="float">
            <text:p>103.3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411" calcext:value-type="float">
            <text:p>101.41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2" calcext:value-type="float">
            <text:p>98.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418" calcext:value-type="float">
            <text:p>99.4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252" calcext:value-type="float">
            <text:p>98.25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193" calcext:value-type="float">
            <text:p>101.19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134" calcext:value-type="float">
            <text:p>99.13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616" calcext:value-type="float">
            <text:p>99.61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882" calcext:value-type="float">
            <text:p>100.882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505" calcext:value-type="float">
            <text:p>101.505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483" calcext:value-type="float">
            <text:p>98.48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809" calcext:value-type="float">
            <text:p>99.80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261" calcext:value-type="float">
            <text:p>103.26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388" calcext:value-type="float">
            <text:p>99.38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366" calcext:value-type="float">
            <text:p>99.36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551" calcext:value-type="float">
            <text:p>100.551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488" calcext:value-type="float">
            <text:p>101.488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173" calcext:value-type="float">
            <text:p>103.17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65" calcext:value-type="float">
            <text:p>101.6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76" calcext:value-type="float">
            <text:p>102.7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925" calcext:value-type="float">
            <text:p>101.925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409" calcext:value-type="float">
            <text:p>102.40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875" calcext:value-type="float">
            <text:p>99.87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91" calcext:value-type="float">
            <text:p>101.9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556" calcext:value-type="float">
            <text:p>102.556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737" calcext:value-type="float">
            <text:p>98.73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429" calcext:value-type="float">
            <text:p>103.42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154" calcext:value-type="float">
            <text:p>99.15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378" calcext:value-type="float">
            <text:p>102.37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609" calcext:value-type="float">
            <text:p>100.60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649" calcext:value-type="float">
            <text:p>99.64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955" calcext:value-type="float">
            <text:p>101.955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219" calcext:value-type="float">
            <text:p>99.21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45" calcext:value-type="float">
            <text:p>100.4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142" calcext:value-type="float">
            <text:p>103.14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831" calcext:value-type="float">
            <text:p>102.8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345" calcext:value-type="float">
            <text:p>101.34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149" calcext:value-type="float">
            <text:p>102.14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448" calcext:value-type="float">
            <text:p>101.448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777" calcext:value-type="float">
            <text:p>99.777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192" calcext:value-type="float">
            <text:p>102.192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336" calcext:value-type="float">
            <text:p>100.33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464" calcext:value-type="float">
            <text:p>101.46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158" calcext:value-type="float">
            <text:p>101.1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786" calcext:value-type="float">
            <text:p>102.786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177" calcext:value-type="float">
            <text:p>103.17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908" calcext:value-type="float">
            <text:p>99.908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27" calcext:value-type="float">
            <text:p>98.2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141" calcext:value-type="float">
            <text:p>102.14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239" calcext:value-type="float">
            <text:p>101.23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525" calcext:value-type="float">
            <text:p>99.525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006" calcext:value-type="float">
            <text:p>101.00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348" calcext:value-type="float">
            <text:p>100.34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667" calcext:value-type="float">
            <text:p>102.6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756" calcext:value-type="float">
            <text:p>101.7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193" calcext:value-type="float">
            <text:p>103.193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786" calcext:value-type="float">
            <text:p>103.78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05" calcext:value-type="float">
            <text:p>98.0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825" calcext:value-type="float">
            <text:p>99.82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187" calcext:value-type="float">
            <text:p>102.18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306" calcext:value-type="float">
            <text:p>98.30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441" calcext:value-type="float">
            <text:p>103.44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668" calcext:value-type="float">
            <text:p>98.66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773" calcext:value-type="float">
            <text:p>98.7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576" calcext:value-type="float">
            <text:p>102.57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841" calcext:value-type="float">
            <text:p>101.84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01" calcext:value-type="float">
            <text:p>102.0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478" calcext:value-type="float">
            <text:p>99.478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218" calcext:value-type="float">
            <text:p>99.218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535" calcext:value-type="float">
            <text:p>101.535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282" calcext:value-type="float">
            <text:p>103.28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01" calcext:value-type="float">
            <text:p>99.0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164" calcext:value-type="float">
            <text:p>99.16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035" calcext:value-type="float">
            <text:p>101.03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747" calcext:value-type="float">
            <text:p>100.747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146" calcext:value-type="float">
            <text:p>103.14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638" calcext:value-type="float">
            <text:p>99.63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522" calcext:value-type="float">
            <text:p>101.52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438" calcext:value-type="float">
            <text:p>99.43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641" calcext:value-type="float">
            <text:p>99.64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919" calcext:value-type="float">
            <text:p>103.91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894" calcext:value-type="float">
            <text:p>103.894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319" calcext:value-type="float">
            <text:p>103.319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746" calcext:value-type="float">
            <text:p>102.74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906" calcext:value-type="float">
            <text:p>101.906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808" calcext:value-type="float">
            <text:p>102.808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436" calcext:value-type="float">
            <text:p>98.436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752" calcext:value-type="float">
            <text:p>103.75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657" calcext:value-type="float">
            <text:p>103.65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574" calcext:value-type="float">
            <text:p>100.57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176" calcext:value-type="float">
            <text:p>103.17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995" calcext:value-type="float">
            <text:p>103.99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339" calcext:value-type="float">
            <text:p>98.33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306" calcext:value-type="float">
            <text:p>101.306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496" calcext:value-type="float">
            <text:p>101.4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207" calcext:value-type="float">
            <text:p>98.207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446" calcext:value-type="float">
            <text:p>101.44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121" calcext:value-type="float">
            <text:p>100.12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17" calcext:value-type="float">
            <text:p>99.1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926" calcext:value-type="float">
            <text:p>99.926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455" calcext:value-type="float">
            <text:p>103.4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053" calcext:value-type="float">
            <text:p>100.053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364" calcext:value-type="float">
            <text:p>100.36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249" calcext:value-type="float">
            <text:p>100.24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312" calcext:value-type="float">
            <text:p>100.31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258" calcext:value-type="float">
            <text:p>103.258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639" calcext:value-type="float">
            <text:p>102.639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198" calcext:value-type="float">
            <text:p>101.19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092" calcext:value-type="float">
            <text:p>100.09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185" calcext:value-type="float">
            <text:p>101.18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746" calcext:value-type="float">
            <text:p>101.746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804" calcext:value-type="float">
            <text:p>99.80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298" calcext:value-type="float">
            <text:p>99.298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502" calcext:value-type="float">
            <text:p>100.50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242" calcext:value-type="float">
            <text:p>103.24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302" calcext:value-type="float">
            <text:p>103.30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116" calcext:value-type="float">
            <text:p>102.1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683" calcext:value-type="float">
            <text:p>101.68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145" calcext:value-type="float">
            <text:p>101.14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206" calcext:value-type="float">
            <text:p>103.206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808" calcext:value-type="float">
            <text:p>102.80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109" calcext:value-type="float">
            <text:p>102.109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773" calcext:value-type="float">
            <text:p>103.773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107" calcext:value-type="float">
            <text:p>101.10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979" calcext:value-type="float">
            <text:p>103.97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411" calcext:value-type="float">
            <text:p>102.41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779" calcext:value-type="float">
            <text:p>102.77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825" calcext:value-type="float">
            <text:p>99.82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14" calcext:value-type="float">
            <text:p>103.1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739" calcext:value-type="float">
            <text:p>98.73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372" calcext:value-type="float">
            <text:p>99.37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502" calcext:value-type="float">
            <text:p>100.50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852" calcext:value-type="float">
            <text:p>98.852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164" calcext:value-type="float">
            <text:p>98.1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74" calcext:value-type="float">
            <text:p>101.7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771" calcext:value-type="float">
            <text:p>103.77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325" calcext:value-type="float">
            <text:p>102.3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173" calcext:value-type="float">
            <text:p>101.17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729" calcext:value-type="float">
            <text:p>101.72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91" calcext:value-type="float">
            <text:p>100.9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76" calcext:value-type="float">
            <text:p>99.7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08" calcext:value-type="float">
            <text:p>98.0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21" calcext:value-type="float">
            <text:p>99.2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687" calcext:value-type="float">
            <text:p>100.68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873" calcext:value-type="float">
            <text:p>100.87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599" calcext:value-type="float">
            <text:p>101.599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297" calcext:value-type="float">
            <text:p>103.29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283" calcext:value-type="float">
            <text:p>102.28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689" calcext:value-type="float">
            <text:p>100.68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245" calcext:value-type="float">
            <text:p>100.24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239" calcext:value-type="float">
            <text:p>98.23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693" calcext:value-type="float">
            <text:p>103.69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633" calcext:value-type="float">
            <text:p>98.633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835" calcext:value-type="float">
            <text:p>101.83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306" calcext:value-type="float">
            <text:p>102.306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468" calcext:value-type="float">
            <text:p>100.46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875" calcext:value-type="float">
            <text:p>102.87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861" calcext:value-type="float">
            <text:p>102.86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832" calcext:value-type="float">
            <text:p>102.83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912" calcext:value-type="float">
            <text:p>102.91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687" calcext:value-type="float">
            <text:p>103.687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222" calcext:value-type="float">
            <text:p>99.22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436" calcext:value-type="float">
            <text:p>100.43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479" calcext:value-type="float">
            <text:p>98.47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872" calcext:value-type="float">
            <text:p>102.87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272" calcext:value-type="float">
            <text:p>102.272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467" calcext:value-type="float">
            <text:p>100.46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035" calcext:value-type="float">
            <text:p>103.03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113" calcext:value-type="float">
            <text:p>103.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207" calcext:value-type="float">
            <text:p>99.207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628" calcext:value-type="float">
            <text:p>100.628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218" calcext:value-type="float">
            <text:p>102.21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625" calcext:value-type="float">
            <text:p>98.625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323" calcext:value-type="float">
            <text:p>101.323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975" calcext:value-type="float">
            <text:p>100.97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342" calcext:value-type="float">
            <text:p>100.34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074" calcext:value-type="float">
            <text:p>103.07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111" calcext:value-type="float">
            <text:p>99.11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325" calcext:value-type="float">
            <text:p>99.32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617" calcext:value-type="float">
            <text:p>101.6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673" calcext:value-type="float">
            <text:p>102.67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998" calcext:value-type="float">
            <text:p>101.99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192" calcext:value-type="float">
            <text:p>102.19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761" calcext:value-type="float">
            <text:p>102.7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685" calcext:value-type="float">
            <text:p>101.68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574" calcext:value-type="float">
            <text:p>99.57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161" calcext:value-type="float">
            <text:p>103.16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993" calcext:value-type="float">
            <text:p>101.99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409" calcext:value-type="float">
            <text:p>102.40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063" calcext:value-type="float">
            <text:p>100.06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799" calcext:value-type="float">
            <text:p>101.799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884" calcext:value-type="float">
            <text:p>100.88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945" calcext:value-type="float">
            <text:p>98.94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303" calcext:value-type="float">
            <text:p>98.30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646" calcext:value-type="float">
            <text:p>102.6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521" calcext:value-type="float">
            <text:p>100.52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744" calcext:value-type="float">
            <text:p>100.744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689" calcext:value-type="float">
            <text:p>98.68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816" calcext:value-type="float">
            <text:p>102.8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783" calcext:value-type="float">
            <text:p>101.78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714" calcext:value-type="float">
            <text:p>101.71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764" calcext:value-type="float">
            <text:p>103.76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714" calcext:value-type="float">
            <text:p>98.7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768" calcext:value-type="float">
            <text:p>99.76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614" calcext:value-type="float">
            <text:p>98.61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829" calcext:value-type="float">
            <text:p>101.82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457" calcext:value-type="float">
            <text:p>99.45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653" calcext:value-type="float">
            <text:p>100.65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293" calcext:value-type="float">
            <text:p>98.293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265" calcext:value-type="float">
            <text:p>98.26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402" calcext:value-type="float">
            <text:p>100.40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126" calcext:value-type="float">
            <text:p>100.1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656" calcext:value-type="float">
            <text:p>99.65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985" calcext:value-type="float">
            <text:p>99.985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422" calcext:value-type="float">
            <text:p>98.4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174" calcext:value-type="float">
            <text:p>101.17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665" calcext:value-type="float">
            <text:p>103.665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36" calcext:value-type="float">
            <text:p>99.3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948" calcext:value-type="float">
            <text:p>102.94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777" calcext:value-type="float">
            <text:p>102.77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59" calcext:value-type="float">
            <text:p>99.59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478" calcext:value-type="float">
            <text:p>100.478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551" calcext:value-type="float">
            <text:p>99.55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458" calcext:value-type="float">
            <text:p>102.45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773" calcext:value-type="float">
            <text:p>99.773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122" calcext:value-type="float">
            <text:p>101.12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741" calcext:value-type="float">
            <text:p>102.74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75" calcext:value-type="float">
            <text:p>102.7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568" calcext:value-type="float">
            <text:p>100.56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94" calcext:value-type="float">
            <text:p>102.94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041" calcext:value-type="float">
            <text:p>102.04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56" calcext:value-type="float">
            <text:p>102.5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177" calcext:value-type="float">
            <text:p>103.177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138" calcext:value-type="float">
            <text:p>100.13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159" calcext:value-type="float">
            <text:p>102.15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571" calcext:value-type="float">
            <text:p>99.571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721" calcext:value-type="float">
            <text:p>102.72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344" calcext:value-type="float">
            <text:p>103.344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274" calcext:value-type="float">
            <text:p>103.274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404" calcext:value-type="float">
            <text:p>101.40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011" calcext:value-type="float">
            <text:p>99.011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847" calcext:value-type="float">
            <text:p>103.84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784" calcext:value-type="float">
            <text:p>101.78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917" calcext:value-type="float">
            <text:p>103.9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462" calcext:value-type="float">
            <text:p>103.46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968" calcext:value-type="float">
            <text:p>99.96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373" calcext:value-type="float">
            <text:p>102.37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383" calcext:value-type="float">
            <text:p>100.38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161" calcext:value-type="float">
            <text:p>100.16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875" calcext:value-type="float">
            <text:p>98.87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483" calcext:value-type="float">
            <text:p>103.48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713" calcext:value-type="float">
            <text:p>103.71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815" calcext:value-type="float">
            <text:p>99.81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902" calcext:value-type="float">
            <text:p>101.90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037" calcext:value-type="float">
            <text:p>102.03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871" calcext:value-type="float">
            <text:p>101.87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371" calcext:value-type="float">
            <text:p>102.37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637" calcext:value-type="float">
            <text:p>100.63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114" calcext:value-type="float">
            <text:p>101.11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295" calcext:value-type="float">
            <text:p>103.29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157" calcext:value-type="float">
            <text:p>100.15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384" calcext:value-type="float">
            <text:p>102.38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481" calcext:value-type="float">
            <text:p>98.481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148" calcext:value-type="float">
            <text:p>101.148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699" calcext:value-type="float">
            <text:p>103.699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254" calcext:value-type="float">
            <text:p>103.25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323" calcext:value-type="float">
            <text:p>100.32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806" calcext:value-type="float">
            <text:p>99.80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197" calcext:value-type="float">
            <text:p>103.1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629" calcext:value-type="float">
            <text:p>103.62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08" calcext:value-type="float">
            <text:p>99.0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214" calcext:value-type="float">
            <text:p>98.21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774" calcext:value-type="float">
            <text:p>102.77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195" calcext:value-type="float">
            <text:p>98.19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152" calcext:value-type="float">
            <text:p>98.15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794" calcext:value-type="float">
            <text:p>102.79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458" calcext:value-type="float">
            <text:p>98.45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499" calcext:value-type="float">
            <text:p>101.49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868" calcext:value-type="float">
            <text:p>99.86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596" calcext:value-type="float">
            <text:p>98.596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262" calcext:value-type="float">
            <text:p>99.26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859" calcext:value-type="float">
            <text:p>102.85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854" calcext:value-type="float">
            <text:p>103.854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103" calcext:value-type="float">
            <text:p>101.10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325" calcext:value-type="float">
            <text:p>99.32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631" calcext:value-type="float">
            <text:p>102.63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667" calcext:value-type="float">
            <text:p>101.667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703" calcext:value-type="float">
            <text:p>99.703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368" calcext:value-type="float">
            <text:p>100.368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757" calcext:value-type="float">
            <text:p>98.75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14" calcext:value-type="float">
            <text:p>98.1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045" calcext:value-type="float">
            <text:p>102.045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912" calcext:value-type="float">
            <text:p>101.91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404" calcext:value-type="float">
            <text:p>101.40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004" calcext:value-type="float">
            <text:p>102.00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274" calcext:value-type="float">
            <text:p>98.2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305" calcext:value-type="float">
            <text:p>103.30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762" calcext:value-type="float">
            <text:p>101.762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004" calcext:value-type="float">
            <text:p>99.00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261" calcext:value-type="float">
            <text:p>101.26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491" calcext:value-type="float">
            <text:p>103.491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298" calcext:value-type="float">
            <text:p>100.29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011" calcext:value-type="float">
            <text:p>101.011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162" calcext:value-type="float">
            <text:p>99.16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458" calcext:value-type="float">
            <text:p>100.45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77" calcext:value-type="float">
            <text:p>101.77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043" calcext:value-type="float">
            <text:p>100.04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216" calcext:value-type="float">
            <text:p>98.216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189" calcext:value-type="float">
            <text:p>103.18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132" calcext:value-type="float">
            <text:p>101.1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207" calcext:value-type="float">
            <text:p>98.2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164" calcext:value-type="float">
            <text:p>101.16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676" calcext:value-type="float">
            <text:p>100.67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502" calcext:value-type="float">
            <text:p>99.50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426" calcext:value-type="float">
            <text:p>100.42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512" calcext:value-type="float">
            <text:p>103.51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62" calcext:value-type="float">
            <text:p>103.6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059" calcext:value-type="float">
            <text:p>98.05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331" calcext:value-type="float">
            <text:p>100.33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002" calcext:value-type="float">
            <text:p>103.0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183" calcext:value-type="float">
            <text:p>101.183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093" calcext:value-type="float">
            <text:p>102.09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429" calcext:value-type="float">
            <text:p>103.42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846" calcext:value-type="float">
            <text:p>103.84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446" calcext:value-type="float">
            <text:p>100.44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221" calcext:value-type="float">
            <text:p>101.22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971" calcext:value-type="float">
            <text:p>103.97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187" calcext:value-type="float">
            <text:p>100.1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744" calcext:value-type="float">
            <text:p>98.744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605" calcext:value-type="float">
            <text:p>100.60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554" calcext:value-type="float">
            <text:p>102.55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364" calcext:value-type="float">
            <text:p>102.36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762" calcext:value-type="float">
            <text:p>103.76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644" calcext:value-type="float">
            <text:p>101.64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968" calcext:value-type="float">
            <text:p>100.968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542" calcext:value-type="float">
            <text:p>103.542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321" calcext:value-type="float">
            <text:p>102.3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079" calcext:value-type="float">
            <text:p>103.079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123" calcext:value-type="float">
            <text:p>100.12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516" calcext:value-type="float">
            <text:p>98.516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027" calcext:value-type="float">
            <text:p>101.027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582" calcext:value-type="float">
            <text:p>102.58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123" calcext:value-type="float">
            <text:p>100.12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974" calcext:value-type="float">
            <text:p>98.97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221" calcext:value-type="float">
            <text:p>102.22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15" calcext:value-type="float">
            <text:p>100.1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674" calcext:value-type="float">
            <text:p>101.67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629" calcext:value-type="float">
            <text:p>103.62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567" calcext:value-type="float">
            <text:p>99.56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899" calcext:value-type="float">
            <text:p>101.89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165" calcext:value-type="float">
            <text:p>99.165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493" calcext:value-type="float">
            <text:p>98.4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018" calcext:value-type="float">
            <text:p>101.01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995" calcext:value-type="float">
            <text:p>99.99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681" calcext:value-type="float">
            <text:p>100.68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808" calcext:value-type="float">
            <text:p>100.80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937" calcext:value-type="float">
            <text:p>102.93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081" calcext:value-type="float">
            <text:p>101.08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648" calcext:value-type="float">
            <text:p>102.64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742" calcext:value-type="float">
            <text:p>101.742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29" calcext:value-type="float">
            <text:p>102.2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876" calcext:value-type="float">
            <text:p>103.87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724" calcext:value-type="float">
            <text:p>100.7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709" calcext:value-type="float">
            <text:p>102.709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251" calcext:value-type="float">
            <text:p>102.25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861" calcext:value-type="float">
            <text:p>102.86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044" calcext:value-type="float">
            <text:p>101.0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047" calcext:value-type="float">
            <text:p>98.04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192" calcext:value-type="float">
            <text:p>103.19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318" calcext:value-type="float">
            <text:p>100.31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447" calcext:value-type="float">
            <text:p>99.44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706" calcext:value-type="float">
            <text:p>102.706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513" calcext:value-type="float">
            <text:p>101.513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186" calcext:value-type="float">
            <text:p>98.18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192" calcext:value-type="float">
            <text:p>100.19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307" calcext:value-type="float">
            <text:p>103.30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675" calcext:value-type="float">
            <text:p>102.67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722" calcext:value-type="float">
            <text:p>98.72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679" calcext:value-type="float">
            <text:p>101.67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507" calcext:value-type="float">
            <text:p>103.50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766" calcext:value-type="float">
            <text:p>100.76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719" calcext:value-type="float">
            <text:p>100.71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959" calcext:value-type="float">
            <text:p>103.95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792" calcext:value-type="float">
            <text:p>101.792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281" calcext:value-type="float">
            <text:p>103.28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322" calcext:value-type="float">
            <text:p>102.32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606" calcext:value-type="float">
            <text:p>103.6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627" calcext:value-type="float">
            <text:p>103.627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11" calcext:value-type="float">
            <text:p>100.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376" calcext:value-type="float">
            <text:p>101.37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116" calcext:value-type="float">
            <text:p>99.11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31" calcext:value-type="float">
            <text:p>98.3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037" calcext:value-type="float">
            <text:p>100.03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082" calcext:value-type="float">
            <text:p>98.0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512" calcext:value-type="float">
            <text:p>103.51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894" calcext:value-type="float">
            <text:p>100.8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583" calcext:value-type="float">
            <text:p>103.58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392" calcext:value-type="float">
            <text:p>100.3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343" calcext:value-type="float">
            <text:p>103.343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641" calcext:value-type="float">
            <text:p>99.64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115" calcext:value-type="float">
            <text:p>102.11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077" calcext:value-type="float">
            <text:p>103.07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694" calcext:value-type="float">
            <text:p>101.69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169" calcext:value-type="float">
            <text:p>98.16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782" calcext:value-type="float">
            <text:p>99.7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372" calcext:value-type="float">
            <text:p>102.37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29" calcext:value-type="float">
            <text:p>98.29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098" calcext:value-type="float">
            <text:p>101.098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339" calcext:value-type="float">
            <text:p>102.33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927" calcext:value-type="float">
            <text:p>100.927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704" calcext:value-type="float">
            <text:p>102.70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159" calcext:value-type="float">
            <text:p>102.15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71" calcext:value-type="float">
            <text:p>101.7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416" calcext:value-type="float">
            <text:p>102.416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984" calcext:value-type="float">
            <text:p>98.98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218" calcext:value-type="float">
            <text:p>98.21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586" calcext:value-type="float">
            <text:p>101.586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812" calcext:value-type="float">
            <text:p>102.8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767" calcext:value-type="float">
            <text:p>100.767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428" calcext:value-type="float">
            <text:p>99.428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543" calcext:value-type="float">
            <text:p>99.5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667" calcext:value-type="float">
            <text:p>102.66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835" calcext:value-type="float">
            <text:p>100.83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727" calcext:value-type="float">
            <text:p>101.72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145" calcext:value-type="float">
            <text:p>98.1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632" calcext:value-type="float">
            <text:p>101.63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338" calcext:value-type="float">
            <text:p>98.33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03" calcext:value-type="float">
            <text:p>102.0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553" calcext:value-type="float">
            <text:p>100.55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735" calcext:value-type="float">
            <text:p>99.735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136" calcext:value-type="float">
            <text:p>98.136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925" calcext:value-type="float">
            <text:p>101.925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717" calcext:value-type="float">
            <text:p>100.717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065" calcext:value-type="float">
            <text:p>102.0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654" calcext:value-type="float">
            <text:p>102.65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833" calcext:value-type="float">
            <text:p>102.83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184" calcext:value-type="float">
            <text:p>99.1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957" calcext:value-type="float">
            <text:p>101.95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603" calcext:value-type="float">
            <text:p>103.60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519" calcext:value-type="float">
            <text:p>100.519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832" calcext:value-type="float">
            <text:p>101.83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852" calcext:value-type="float">
            <text:p>101.85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26" calcext:value-type="float">
            <text:p>100.26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239" calcext:value-type="float">
            <text:p>101.23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859" calcext:value-type="float">
            <text:p>99.859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645" calcext:value-type="float">
            <text:p>98.64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964" calcext:value-type="float">
            <text:p>103.96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753" calcext:value-type="float">
            <text:p>100.75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822" calcext:value-type="float">
            <text:p>100.822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372" calcext:value-type="float">
            <text:p>101.37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649" calcext:value-type="float">
            <text:p>99.64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56" calcext:value-type="float">
            <text:p>101.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505" calcext:value-type="float">
            <text:p>99.50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361" calcext:value-type="float">
            <text:p>101.36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64" calcext:value-type="float">
            <text:p>100.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746" calcext:value-type="float">
            <text:p>99.746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251" calcext:value-type="float">
            <text:p>99.25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52" calcext:value-type="float">
            <text:p>98.52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934" calcext:value-type="float">
            <text:p>102.93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01" calcext:value-type="float">
            <text:p>102.0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628" calcext:value-type="float">
            <text:p>98.62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041" calcext:value-type="float">
            <text:p>102.04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32" calcext:value-type="float">
            <text:p>103.32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403" calcext:value-type="float">
            <text:p>100.40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542" calcext:value-type="float">
            <text:p>99.54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954" calcext:value-type="float">
            <text:p>100.954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417" calcext:value-type="float">
            <text:p>99.41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282" calcext:value-type="float">
            <text:p>98.28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329" calcext:value-type="float">
            <text:p>100.3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235" calcext:value-type="float">
            <text:p>101.235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323" calcext:value-type="float">
            <text:p>103.323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677" calcext:value-type="float">
            <text:p>101.67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446" calcext:value-type="float">
            <text:p>99.4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026" calcext:value-type="float">
            <text:p>101.026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459" calcext:value-type="float">
            <text:p>99.45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681" calcext:value-type="float">
            <text:p>101.68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691" calcext:value-type="float">
            <text:p>98.691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771" calcext:value-type="float">
            <text:p>99.77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448" calcext:value-type="float">
            <text:p>101.448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924" calcext:value-type="float">
            <text:p>101.924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334" calcext:value-type="float">
            <text:p>103.33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365" calcext:value-type="float">
            <text:p>103.36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897" calcext:value-type="float">
            <text:p>100.897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963" calcext:value-type="float">
            <text:p>101.96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184" calcext:value-type="float">
            <text:p>99.18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668" calcext:value-type="float">
            <text:p>101.66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271" calcext:value-type="float">
            <text:p>100.27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867" calcext:value-type="float">
            <text:p>100.8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653" calcext:value-type="float">
            <text:p>99.65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003" calcext:value-type="float">
            <text:p>101.003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391" calcext:value-type="float">
            <text:p>102.39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444" calcext:value-type="float">
            <text:p>98.44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051" calcext:value-type="float">
            <text:p>102.0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614" calcext:value-type="float">
            <text:p>99.614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184" calcext:value-type="float">
            <text:p>100.18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002" calcext:value-type="float">
            <text:p>100.002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869" calcext:value-type="float">
            <text:p>99.86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073" calcext:value-type="float">
            <text:p>100.073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583" calcext:value-type="float">
            <text:p>99.58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271" calcext:value-type="float">
            <text:p>98.27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12" calcext:value-type="float">
            <text:p>98.1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226" calcext:value-type="float">
            <text:p>102.22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546" calcext:value-type="float">
            <text:p>100.5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013" calcext:value-type="float">
            <text:p>101.013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338" calcext:value-type="float">
            <text:p>100.33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053" calcext:value-type="float">
            <text:p>103.05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204" calcext:value-type="float">
            <text:p>101.20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083" calcext:value-type="float">
            <text:p>100.08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759" calcext:value-type="float">
            <text:p>99.75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785" calcext:value-type="float">
            <text:p>100.78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786" calcext:value-type="float">
            <text:p>99.78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609" calcext:value-type="float">
            <text:p>99.60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697" calcext:value-type="float">
            <text:p>99.69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083" calcext:value-type="float">
            <text:p>100.08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708" calcext:value-type="float">
            <text:p>101.708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459" calcext:value-type="float">
            <text:p>99.45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291" calcext:value-type="float">
            <text:p>101.29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079" calcext:value-type="float">
            <text:p>102.07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936" calcext:value-type="float">
            <text:p>99.9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894" calcext:value-type="float">
            <text:p>98.89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813" calcext:value-type="float">
            <text:p>102.8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792" calcext:value-type="float">
            <text:p>101.79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674" calcext:value-type="float">
            <text:p>101.674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93" calcext:value-type="float">
            <text:p>102.9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194" calcext:value-type="float">
            <text:p>98.19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709" calcext:value-type="float">
            <text:p>102.709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929" calcext:value-type="float">
            <text:p>103.92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205" calcext:value-type="float">
            <text:p>101.205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492" calcext:value-type="float">
            <text:p>103.4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869" calcext:value-type="float">
            <text:p>99.869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687" calcext:value-type="float">
            <text:p>99.68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548" calcext:value-type="float">
            <text:p>103.5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802" calcext:value-type="float">
            <text:p>98.8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981" calcext:value-type="float">
            <text:p>98.98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324" calcext:value-type="float">
            <text:p>98.32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037" calcext:value-type="float">
            <text:p>103.03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632" calcext:value-type="float">
            <text:p>102.63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719" calcext:value-type="float">
            <text:p>102.719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706" calcext:value-type="float">
            <text:p>100.70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456" calcext:value-type="float">
            <text:p>102.45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737" calcext:value-type="float">
            <text:p>101.73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679" calcext:value-type="float">
            <text:p>103.67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712" calcext:value-type="float">
            <text:p>101.712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559" calcext:value-type="float">
            <text:p>100.55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126" calcext:value-type="float">
            <text:p>101.12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505" calcext:value-type="float">
            <text:p>101.50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354" calcext:value-type="float">
            <text:p>102.354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372" calcext:value-type="float">
            <text:p>98.37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74" calcext:value-type="float">
            <text:p>101.7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835" calcext:value-type="float">
            <text:p>100.835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815" calcext:value-type="float">
            <text:p>101.81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55" calcext:value-type="float">
            <text:p>101.5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448" calcext:value-type="float">
            <text:p>100.448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296" calcext:value-type="float">
            <text:p>103.29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731" calcext:value-type="float">
            <text:p>98.73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17" calcext:value-type="float">
            <text:p>100.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178" calcext:value-type="float">
            <text:p>103.17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746" calcext:value-type="float">
            <text:p>98.74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515" calcext:value-type="float">
            <text:p>100.5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209" calcext:value-type="float">
            <text:p>102.20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279" calcext:value-type="float">
            <text:p>103.27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864" calcext:value-type="float">
            <text:p>102.86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795" calcext:value-type="float">
            <text:p>98.795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626" calcext:value-type="float">
            <text:p>98.626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575" calcext:value-type="float">
            <text:p>103.575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477" calcext:value-type="float">
            <text:p>103.47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014" calcext:value-type="float">
            <text:p>100.01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645" calcext:value-type="float">
            <text:p>101.64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004" calcext:value-type="float">
            <text:p>103.004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93" calcext:value-type="float">
            <text:p>101.9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635" calcext:value-type="float">
            <text:p>99.63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239" calcext:value-type="float">
            <text:p>102.23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98" calcext:value-type="float">
            <text:p>103.9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75" calcext:value-type="float">
            <text:p>100.75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.588" calcext:value-type="float">
            <text:p>102.58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946" calcext:value-type="float">
            <text:p>99.94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479" calcext:value-type="float">
            <text:p>101.47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905" calcext:value-type="float">
            <text:p>99.905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619" calcext:value-type="float">
            <text:p>101.61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689" calcext:value-type="float">
            <text:p>101.68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689" calcext:value-type="float">
            <text:p>102.68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.647" calcext:value-type="float">
            <text:p>103.647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672" calcext:value-type="float">
            <text:p>101.67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444" calcext:value-type="float">
            <text:p>101.444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809" calcext:value-type="float">
            <text:p>99.809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967" calcext:value-type="float">
            <text:p>99.96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474" calcext:value-type="float">
            <text:p>100.47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488" calcext:value-type="float">
            <text:p>101.48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055" calcext:value-type="float">
            <text:p>98.05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158" calcext:value-type="float">
            <text:p>98.15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062" calcext:value-type="float">
            <text:p>100.06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437" calcext:value-type="float">
            <text:p>98.437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665" calcext:value-type="float">
            <text:p>98.66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674" calcext:value-type="float">
            <text:p>101.67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435" calcext:value-type="float">
            <text:p>99.43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358" calcext:value-type="float">
            <text:p>101.35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259" calcext:value-type="float">
            <text:p>98.25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079" calcext:value-type="float">
            <text:p>100.07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27" calcext:value-type="float">
            <text:p>100.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218" calcext:value-type="float">
            <text:p>99.218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585" calcext:value-type="float">
            <text:p>99.5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28" calcext:value-type="float">
            <text:p>98.2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228" calcext:value-type="float">
            <text:p>99.22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804" calcext:value-type="float">
            <text:p>98.80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605" calcext:value-type="float">
            <text:p>98.60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628" calcext:value-type="float">
            <text:p>98.6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412" calcext:value-type="float">
            <text:p>99.41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537" calcext:value-type="float">
            <text:p>98.537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866" calcext:value-type="float">
            <text:p>101.8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388" calcext:value-type="float">
            <text:p>101.38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918" calcext:value-type="float">
            <text:p>98.91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755" calcext:value-type="float">
            <text:p>100.75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052" calcext:value-type="float">
            <text:p>100.05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201" calcext:value-type="float">
            <text:p>99.201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873" calcext:value-type="float">
            <text:p>98.873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305" calcext:value-type="float">
            <text:p>99.30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348" calcext:value-type="float">
            <text:p>100.348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569" calcext:value-type="float">
            <text:p>101.56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054" calcext:value-type="float">
            <text:p>101.054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356" calcext:value-type="float">
            <text:p>101.35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576" calcext:value-type="float">
            <text:p>98.576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578" calcext:value-type="float">
            <text:p>101.5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453" calcext:value-type="float">
            <text:p>98.45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864" calcext:value-type="float">
            <text:p>98.86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278" calcext:value-type="float">
            <text:p>98.2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267" calcext:value-type="float">
            <text:p>98.26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671" calcext:value-type="float">
            <text:p>98.67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382" calcext:value-type="float">
            <text:p>99.38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072" calcext:value-type="float">
            <text:p>101.07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852" calcext:value-type="float">
            <text:p>101.85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667" calcext:value-type="float">
            <text:p>99.667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434" calcext:value-type="float">
            <text:p>99.43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851" calcext:value-type="float">
            <text:p>100.851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863" calcext:value-type="float">
            <text:p>100.86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306" calcext:value-type="float">
            <text:p>98.3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395" calcext:value-type="float">
            <text:p>98.39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35" calcext:value-type="float">
            <text:p>100.35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791" calcext:value-type="float">
            <text:p>98.79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44" calcext:value-type="float">
            <text:p>98.4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099" calcext:value-type="float">
            <text:p>98.09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772" calcext:value-type="float">
            <text:p>100.772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247" calcext:value-type="float">
            <text:p>98.24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924" calcext:value-type="float">
            <text:p>100.924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472" calcext:value-type="float">
            <text:p>99.47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228" calcext:value-type="float">
            <text:p>98.228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881" calcext:value-type="float">
            <text:p>101.881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085" calcext:value-type="float">
            <text:p>100.085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417" calcext:value-type="float">
            <text:p>101.41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597" calcext:value-type="float">
            <text:p>99.59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432" calcext:value-type="float">
            <text:p>100.43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04" calcext:value-type="float">
            <text:p>98.0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2" calcext:value-type="float">
            <text:p>98.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171" calcext:value-type="float">
            <text:p>100.17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411" calcext:value-type="float">
            <text:p>100.4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871" calcext:value-type="float">
            <text:p>101.87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176" calcext:value-type="float">
            <text:p>98.17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402" calcext:value-type="float">
            <text:p>100.40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349" calcext:value-type="float">
            <text:p>99.34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681" calcext:value-type="float">
            <text:p>101.681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307" calcext:value-type="float">
            <text:p>99.30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526" calcext:value-type="float">
            <text:p>101.526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629" calcext:value-type="float">
            <text:p>101.62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567" calcext:value-type="float">
            <text:p>99.56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304" calcext:value-type="float">
            <text:p>100.30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996" calcext:value-type="float">
            <text:p>99.9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046" calcext:value-type="float">
            <text:p>98.04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064" calcext:value-type="float">
            <text:p>101.06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801" calcext:value-type="float">
            <text:p>99.80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261" calcext:value-type="float">
            <text:p>99.26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267" calcext:value-type="float">
            <text:p>100.267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08" calcext:value-type="float">
            <text:p>98.0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217" calcext:value-type="float">
            <text:p>98.21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466" calcext:value-type="float">
            <text:p>101.466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234" calcext:value-type="float">
            <text:p>99.23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237" calcext:value-type="float">
            <text:p>98.237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732" calcext:value-type="float">
            <text:p>101.73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234" calcext:value-type="float">
            <text:p>98.23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736" calcext:value-type="float">
            <text:p>98.73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761" calcext:value-type="float">
            <text:p>98.76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031" calcext:value-type="float">
            <text:p>98.03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84" calcext:value-type="float">
            <text:p>100.8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405" calcext:value-type="float">
            <text:p>100.40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527" calcext:value-type="float">
            <text:p>99.527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837" calcext:value-type="float">
            <text:p>101.83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843" calcext:value-type="float">
            <text:p>99.84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059" calcext:value-type="float">
            <text:p>98.05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714" calcext:value-type="float">
            <text:p>99.71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034" calcext:value-type="float">
            <text:p>98.0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203" calcext:value-type="float">
            <text:p>100.203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395" calcext:value-type="float">
            <text:p>100.39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855" calcext:value-type="float">
            <text:p>100.85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795" calcext:value-type="float">
            <text:p>99.79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883" calcext:value-type="float">
            <text:p>101.88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043" calcext:value-type="float">
            <text:p>99.04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097" calcext:value-type="float">
            <text:p>100.0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996" calcext:value-type="float">
            <text:p>98.99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38" calcext:value-type="float">
            <text:p>99.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599" calcext:value-type="float">
            <text:p>100.59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593" calcext:value-type="float">
            <text:p>98.59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907" calcext:value-type="float">
            <text:p>100.90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795" calcext:value-type="float">
            <text:p>99.79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923" calcext:value-type="float">
            <text:p>101.92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024" calcext:value-type="float">
            <text:p>101.02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383" calcext:value-type="float">
            <text:p>101.383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502" calcext:value-type="float">
            <text:p>99.50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137" calcext:value-type="float">
            <text:p>99.13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939" calcext:value-type="float">
            <text:p>98.9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391" calcext:value-type="float">
            <text:p>101.39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937" calcext:value-type="float">
            <text:p>99.93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619" calcext:value-type="float">
            <text:p>98.619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936" calcext:value-type="float">
            <text:p>98.93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611" calcext:value-type="float">
            <text:p>99.61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745" calcext:value-type="float">
            <text:p>98.74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126" calcext:value-type="float">
            <text:p>101.12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572" calcext:value-type="float">
            <text:p>98.57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76" calcext:value-type="float">
            <text:p>98.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741" calcext:value-type="float">
            <text:p>101.74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377" calcext:value-type="float">
            <text:p>100.37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512" calcext:value-type="float">
            <text:p>99.51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816" calcext:value-type="float">
            <text:p>101.81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171" calcext:value-type="float">
            <text:p>101.17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82" calcext:value-type="float">
            <text:p>98.8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269" calcext:value-type="float">
            <text:p>98.26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456" calcext:value-type="float">
            <text:p>99.45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678" calcext:value-type="float">
            <text:p>101.67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227" calcext:value-type="float">
            <text:p>99.22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159" calcext:value-type="float">
            <text:p>99.15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208" calcext:value-type="float">
            <text:p>100.208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382" calcext:value-type="float">
            <text:p>101.38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233" calcext:value-type="float">
            <text:p>98.233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344" calcext:value-type="float">
            <text:p>101.34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554" calcext:value-type="float">
            <text:p>101.55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009" calcext:value-type="float">
            <text:p>98.009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14" calcext:value-type="float">
            <text:p>98.1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989" calcext:value-type="float">
            <text:p>98.989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748" calcext:value-type="float">
            <text:p>99.74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384" calcext:value-type="float">
            <text:p>100.384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684" calcext:value-type="float">
            <text:p>101.68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657" calcext:value-type="float">
            <text:p>99.65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532" calcext:value-type="float">
            <text:p>98.532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27" calcext:value-type="float">
            <text:p>98.2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639" calcext:value-type="float">
            <text:p>101.6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542" calcext:value-type="float">
            <text:p>101.542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249" calcext:value-type="float">
            <text:p>99.24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279" calcext:value-type="float">
            <text:p>98.27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642" calcext:value-type="float">
            <text:p>100.642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793" calcext:value-type="float">
            <text:p>99.79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273" calcext:value-type="float">
            <text:p>98.27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369" calcext:value-type="float">
            <text:p>101.36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805" calcext:value-type="float">
            <text:p>98.80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304" calcext:value-type="float">
            <text:p>100.30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517" calcext:value-type="float">
            <text:p>99.51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911" calcext:value-type="float">
            <text:p>99.911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635" calcext:value-type="float">
            <text:p>99.63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913" calcext:value-type="float">
            <text:p>100.91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57" calcext:value-type="float">
            <text:p>101.57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706" calcext:value-type="float">
            <text:p>101.70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903" calcext:value-type="float">
            <text:p>100.90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041" calcext:value-type="float">
            <text:p>99.04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772" calcext:value-type="float">
            <text:p>100.77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045" calcext:value-type="float">
            <text:p>100.04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486" calcext:value-type="float">
            <text:p>101.48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36" calcext:value-type="float">
            <text:p>100.3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276" calcext:value-type="float">
            <text:p>101.27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088" calcext:value-type="float">
            <text:p>101.08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043" calcext:value-type="float">
            <text:p>98.04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028" calcext:value-type="float">
            <text:p>100.028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916" calcext:value-type="float">
            <text:p>98.91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756" calcext:value-type="float">
            <text:p>99.75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872" calcext:value-type="float">
            <text:p>101.87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286" calcext:value-type="float">
            <text:p>101.28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192" calcext:value-type="float">
            <text:p>100.19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019" calcext:value-type="float">
            <text:p>101.01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371" calcext:value-type="float">
            <text:p>98.37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523" calcext:value-type="float">
            <text:p>101.523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791" calcext:value-type="float">
            <text:p>100.79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109" calcext:value-type="float">
            <text:p>98.10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444" calcext:value-type="float">
            <text:p>101.444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321" calcext:value-type="float">
            <text:p>99.32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598" calcext:value-type="float">
            <text:p>99.59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405" calcext:value-type="float">
            <text:p>99.40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259" calcext:value-type="float">
            <text:p>98.25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141" calcext:value-type="float">
            <text:p>101.14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586" calcext:value-type="float">
            <text:p>99.586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062" calcext:value-type="float">
            <text:p>101.06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338" calcext:value-type="float">
            <text:p>98.3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35" calcext:value-type="float">
            <text:p>98.3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025" calcext:value-type="float">
            <text:p>99.0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355" calcext:value-type="float">
            <text:p>99.35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767" calcext:value-type="float">
            <text:p>101.767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205" calcext:value-type="float">
            <text:p>101.20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876" calcext:value-type="float">
            <text:p>99.87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334" calcext:value-type="float">
            <text:p>101.33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833" calcext:value-type="float">
            <text:p>101.83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467" calcext:value-type="float">
            <text:p>100.46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551" calcext:value-type="float">
            <text:p>101.55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462" calcext:value-type="float">
            <text:p>98.46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309" calcext:value-type="float">
            <text:p>99.30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608" calcext:value-type="float">
            <text:p>98.60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606" calcext:value-type="float">
            <text:p>98.606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361" calcext:value-type="float">
            <text:p>101.36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153" calcext:value-type="float">
            <text:p>99.1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692" calcext:value-type="float">
            <text:p>98.69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972" calcext:value-type="float">
            <text:p>100.972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791" calcext:value-type="float">
            <text:p>98.79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503" calcext:value-type="float">
            <text:p>98.50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919" calcext:value-type="float">
            <text:p>99.919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372" calcext:value-type="float">
            <text:p>99.372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907" calcext:value-type="float">
            <text:p>99.90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687" calcext:value-type="float">
            <text:p>101.68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579" calcext:value-type="float">
            <text:p>100.579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539" calcext:value-type="float">
            <text:p>99.53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582" calcext:value-type="float">
            <text:p>101.58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798" calcext:value-type="float">
            <text:p>100.79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635" calcext:value-type="float">
            <text:p>99.63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876" calcext:value-type="float">
            <text:p>98.876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875" calcext:value-type="float">
            <text:p>99.87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05" calcext:value-type="float">
            <text:p>100.0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656" calcext:value-type="float">
            <text:p>101.65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999" calcext:value-type="float">
            <text:p>98.99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387" calcext:value-type="float">
            <text:p>101.38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212" calcext:value-type="float">
            <text:p>98.21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915" calcext:value-type="float">
            <text:p>100.91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324" calcext:value-type="float">
            <text:p>99.32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819" calcext:value-type="float">
            <text:p>100.81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225" calcext:value-type="float">
            <text:p>101.225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146" calcext:value-type="float">
            <text:p>101.14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938" calcext:value-type="float">
            <text:p>100.93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812" calcext:value-type="float">
            <text:p>99.81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342" calcext:value-type="float">
            <text:p>100.34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265" calcext:value-type="float">
            <text:p>101.265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352" calcext:value-type="float">
            <text:p>101.35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388" calcext:value-type="float">
            <text:p>98.38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082" calcext:value-type="float">
            <text:p>100.0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186" calcext:value-type="float">
            <text:p>98.18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459" calcext:value-type="float">
            <text:p>100.45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287" calcext:value-type="float">
            <text:p>101.287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821" calcext:value-type="float">
            <text:p>98.82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031" calcext:value-type="float">
            <text:p>98.03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085" calcext:value-type="float">
            <text:p>100.08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99" calcext:value-type="float">
            <text:p>98.99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141" calcext:value-type="float">
            <text:p>101.14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973" calcext:value-type="float">
            <text:p>99.97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697" calcext:value-type="float">
            <text:p>100.6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595" calcext:value-type="float">
            <text:p>98.59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686" calcext:value-type="float">
            <text:p>99.6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796" calcext:value-type="float">
            <text:p>98.796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952" calcext:value-type="float">
            <text:p>100.952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551" calcext:value-type="float">
            <text:p>100.55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98" calcext:value-type="float">
            <text:p>100.98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36" calcext:value-type="float">
            <text:p>100.36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26" calcext:value-type="float">
            <text:p>101.2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996" calcext:value-type="float">
            <text:p>98.996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922" calcext:value-type="float">
            <text:p>101.92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027" calcext:value-type="float">
            <text:p>99.02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473" calcext:value-type="float">
            <text:p>99.47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032" calcext:value-type="float">
            <text:p>98.03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373" calcext:value-type="float">
            <text:p>98.37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702" calcext:value-type="float">
            <text:p>98.70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798" calcext:value-type="float">
            <text:p>101.798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598" calcext:value-type="float">
            <text:p>98.598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528" calcext:value-type="float">
            <text:p>100.5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629" calcext:value-type="float">
            <text:p>101.6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757" calcext:value-type="float">
            <text:p>98.75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324" calcext:value-type="float">
            <text:p>100.32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422" calcext:value-type="float">
            <text:p>101.422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307" calcext:value-type="float">
            <text:p>99.30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192" calcext:value-type="float">
            <text:p>100.19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21" calcext:value-type="float">
            <text:p>99.2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225" calcext:value-type="float">
            <text:p>101.22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304" calcext:value-type="float">
            <text:p>101.30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855" calcext:value-type="float">
            <text:p>98.85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85" calcext:value-type="float">
            <text:p>100.8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534" calcext:value-type="float">
            <text:p>98.53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661" calcext:value-type="float">
            <text:p>99.66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591" calcext:value-type="float">
            <text:p>98.59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265" calcext:value-type="float">
            <text:p>99.265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663" calcext:value-type="float">
            <text:p>100.663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017" calcext:value-type="float">
            <text:p>99.0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573" calcext:value-type="float">
            <text:p>99.57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941" calcext:value-type="float">
            <text:p>98.94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391" calcext:value-type="float">
            <text:p>101.39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092" calcext:value-type="float">
            <text:p>99.09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084" calcext:value-type="float">
            <text:p>98.084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896" calcext:value-type="float">
            <text:p>99.89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103" calcext:value-type="float">
            <text:p>98.10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947" calcext:value-type="float">
            <text:p>99.947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623" calcext:value-type="float">
            <text:p>99.6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832" calcext:value-type="float">
            <text:p>100.83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452" calcext:value-type="float">
            <text:p>99.452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296" calcext:value-type="float">
            <text:p>99.296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792" calcext:value-type="float">
            <text:p>99.79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091" calcext:value-type="float">
            <text:p>101.09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734" calcext:value-type="float">
            <text:p>99.73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618" calcext:value-type="float">
            <text:p>98.6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562" calcext:value-type="float">
            <text:p>101.56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832" calcext:value-type="float">
            <text:p>100.832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022" calcext:value-type="float">
            <text:p>101.022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508" calcext:value-type="float">
            <text:p>98.50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507" calcext:value-type="float">
            <text:p>99.50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419" calcext:value-type="float">
            <text:p>100.41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472" calcext:value-type="float">
            <text:p>101.472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385" calcext:value-type="float">
            <text:p>100.38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145" calcext:value-type="float">
            <text:p>98.145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89" calcext:value-type="float">
            <text:p>101.89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889" calcext:value-type="float">
            <text:p>99.889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626" calcext:value-type="float">
            <text:p>98.62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035" calcext:value-type="float">
            <text:p>101.035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067" calcext:value-type="float">
            <text:p>101.0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074" calcext:value-type="float">
            <text:p>101.07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648" calcext:value-type="float">
            <text:p>99.64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426" calcext:value-type="float">
            <text:p>100.42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161" calcext:value-type="float">
            <text:p>101.16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538" calcext:value-type="float">
            <text:p>101.53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318" calcext:value-type="float">
            <text:p>101.31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256" calcext:value-type="float">
            <text:p>100.25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977" calcext:value-type="float">
            <text:p>98.977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609" calcext:value-type="float">
            <text:p>98.609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295" calcext:value-type="float">
            <text:p>101.29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815" calcext:value-type="float">
            <text:p>101.81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223" calcext:value-type="float">
            <text:p>98.22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744" calcext:value-type="float">
            <text:p>101.744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655" calcext:value-type="float">
            <text:p>98.65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324" calcext:value-type="float">
            <text:p>100.32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75" calcext:value-type="float">
            <text:p>101.7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303" calcext:value-type="float">
            <text:p>101.30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11" calcext:value-type="float">
            <text:p>98.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238" calcext:value-type="float">
            <text:p>100.23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013" calcext:value-type="float">
            <text:p>99.01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026" calcext:value-type="float">
            <text:p>99.02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106" calcext:value-type="float">
            <text:p>100.10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941" calcext:value-type="float">
            <text:p>99.94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738" calcext:value-type="float">
            <text:p>100.73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823" calcext:value-type="float">
            <text:p>101.8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374" calcext:value-type="float">
            <text:p>101.3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241" calcext:value-type="float">
            <text:p>99.24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749" calcext:value-type="float">
            <text:p>100.74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289" calcext:value-type="float">
            <text:p>98.28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006" calcext:value-type="float">
            <text:p>98.006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999" calcext:value-type="float">
            <text:p>101.99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284" calcext:value-type="float">
            <text:p>101.28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674" calcext:value-type="float">
            <text:p>98.67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35" calcext:value-type="float">
            <text:p>101.3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984" calcext:value-type="float">
            <text:p>98.98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467" calcext:value-type="float">
            <text:p>100.46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113" calcext:value-type="float">
            <text:p>98.11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719" calcext:value-type="float">
            <text:p>99.7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74" calcext:value-type="float">
            <text:p>99.7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819" calcext:value-type="float">
            <text:p>100.819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855" calcext:value-type="float">
            <text:p>101.85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169" calcext:value-type="float">
            <text:p>100.16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309" calcext:value-type="float">
            <text:p>101.309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25" calcext:value-type="float">
            <text:p>99.2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135" calcext:value-type="float">
            <text:p>98.13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755" calcext:value-type="float">
            <text:p>98.75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297" calcext:value-type="float">
            <text:p>98.29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887" calcext:value-type="float">
            <text:p>98.88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23" calcext:value-type="float">
            <text:p>98.23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641" calcext:value-type="float">
            <text:p>99.64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571" calcext:value-type="float">
            <text:p>99.57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312" calcext:value-type="float">
            <text:p>101.31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757" calcext:value-type="float">
            <text:p>100.75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436" calcext:value-type="float">
            <text:p>99.43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383" calcext:value-type="float">
            <text:p>98.383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149" calcext:value-type="float">
            <text:p>100.149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659" calcext:value-type="float">
            <text:p>100.65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058" calcext:value-type="float">
            <text:p>98.05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826" calcext:value-type="float">
            <text:p>99.82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114" calcext:value-type="float">
            <text:p>100.11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658" calcext:value-type="float">
            <text:p>100.658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885" calcext:value-type="float">
            <text:p>100.885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711" calcext:value-type="float">
            <text:p>101.71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971" calcext:value-type="float">
            <text:p>98.97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996" calcext:value-type="float">
            <text:p>98.99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09" calcext:value-type="float">
            <text:p>101.0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434" calcext:value-type="float">
            <text:p>101.43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733" calcext:value-type="float">
            <text:p>99.73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956" calcext:value-type="float">
            <text:p>98.95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252" calcext:value-type="float">
            <text:p>101.2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587" calcext:value-type="float">
            <text:p>98.587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912" calcext:value-type="float">
            <text:p>98.91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329" calcext:value-type="float">
            <text:p>100.32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165" calcext:value-type="float">
            <text:p>98.16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839" calcext:value-type="float">
            <text:p>98.839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032" calcext:value-type="float">
            <text:p>98.03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057" calcext:value-type="float">
            <text:p>101.05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223" calcext:value-type="float">
            <text:p>98.2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992" calcext:value-type="float">
            <text:p>99.99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877" calcext:value-type="float">
            <text:p>98.877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181" calcext:value-type="float">
            <text:p>100.18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741" calcext:value-type="float">
            <text:p>100.74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401" calcext:value-type="float">
            <text:p>99.40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934" calcext:value-type="float">
            <text:p>98.93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098" calcext:value-type="float">
            <text:p>99.09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957" calcext:value-type="float">
            <text:p>99.957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409" calcext:value-type="float">
            <text:p>99.40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085" calcext:value-type="float">
            <text:p>101.08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022" calcext:value-type="float">
            <text:p>101.02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471" calcext:value-type="float">
            <text:p>100.47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859" calcext:value-type="float">
            <text:p>101.85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985" calcext:value-type="float">
            <text:p>98.985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917" calcext:value-type="float">
            <text:p>99.9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776" calcext:value-type="float">
            <text:p>100.776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069" calcext:value-type="float">
            <text:p>101.0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966" calcext:value-type="float">
            <text:p>99.96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996" calcext:value-type="float">
            <text:p>101.996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046" calcext:value-type="float">
            <text:p>99.04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778" calcext:value-type="float">
            <text:p>101.77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908" calcext:value-type="float">
            <text:p>98.908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61" calcext:value-type="float">
            <text:p>99.6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183" calcext:value-type="float">
            <text:p>101.1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585" calcext:value-type="float">
            <text:p>100.5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367" calcext:value-type="float">
            <text:p>100.3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601" calcext:value-type="float">
            <text:p>100.60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411" calcext:value-type="float">
            <text:p>98.4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696" calcext:value-type="float">
            <text:p>100.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985" calcext:value-type="float">
            <text:p>101.98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546" calcext:value-type="float">
            <text:p>100.54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059" calcext:value-type="float">
            <text:p>98.05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122" calcext:value-type="float">
            <text:p>99.122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288" calcext:value-type="float">
            <text:p>100.28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541" calcext:value-type="float">
            <text:p>99.54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094" calcext:value-type="float">
            <text:p>100.09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027" calcext:value-type="float">
            <text:p>101.02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265" calcext:value-type="float">
            <text:p>101.265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144" calcext:value-type="float">
            <text:p>100.1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277" calcext:value-type="float">
            <text:p>99.27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184" calcext:value-type="float">
            <text:p>98.184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198" calcext:value-type="float">
            <text:p>98.19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125" calcext:value-type="float">
            <text:p>98.125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487" calcext:value-type="float">
            <text:p>98.48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046" calcext:value-type="float">
            <text:p>99.046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765" calcext:value-type="float">
            <text:p>98.7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111" calcext:value-type="float">
            <text:p>99.111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652" calcext:value-type="float">
            <text:p>99.65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849" calcext:value-type="float">
            <text:p>101.84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467" calcext:value-type="float">
            <text:p>98.467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473" calcext:value-type="float">
            <text:p>98.47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357" calcext:value-type="float">
            <text:p>100.35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181" calcext:value-type="float">
            <text:p>98.181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128" calcext:value-type="float">
            <text:p>98.128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418" calcext:value-type="float">
            <text:p>98.4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617" calcext:value-type="float">
            <text:p>99.617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736" calcext:value-type="float">
            <text:p>101.73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483" calcext:value-type="float">
            <text:p>100.48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216" calcext:value-type="float">
            <text:p>98.21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473" calcext:value-type="float">
            <text:p>98.47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482" calcext:value-type="float">
            <text:p>100.482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118" calcext:value-type="float">
            <text:p>101.11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128" calcext:value-type="float">
            <text:p>100.128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553" calcext:value-type="float">
            <text:p>98.55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569" calcext:value-type="float">
            <text:p>101.56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367" calcext:value-type="float">
            <text:p>98.367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246" calcext:value-type="float">
            <text:p>99.24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722" calcext:value-type="float">
            <text:p>101.72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479" calcext:value-type="float">
            <text:p>100.479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885" calcext:value-type="float">
            <text:p>98.88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742" calcext:value-type="float">
            <text:p>101.74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361" calcext:value-type="float">
            <text:p>98.36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62" calcext:value-type="float">
            <text:p>100.6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337" calcext:value-type="float">
            <text:p>99.337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328" calcext:value-type="float">
            <text:p>98.32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948" calcext:value-type="float">
            <text:p>101.9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89" calcext:value-type="float">
            <text:p>98.8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187" calcext:value-type="float">
            <text:p>100.18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798" calcext:value-type="float">
            <text:p>101.79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858" calcext:value-type="float">
            <text:p>100.85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017" calcext:value-type="float">
            <text:p>100.017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633" calcext:value-type="float">
            <text:p>98.63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927" calcext:value-type="float">
            <text:p>101.927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529" calcext:value-type="float">
            <text:p>98.5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326" calcext:value-type="float">
            <text:p>98.32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722" calcext:value-type="float">
            <text:p>101.72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77" calcext:value-type="float">
            <text:p>101.7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378" calcext:value-type="float">
            <text:p>98.378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174" calcext:value-type="float">
            <text:p>100.1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669" calcext:value-type="float">
            <text:p>101.669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317" calcext:value-type="float">
            <text:p>98.317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142" calcext:value-type="float">
            <text:p>99.14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569" calcext:value-type="float">
            <text:p>101.569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759" calcext:value-type="float">
            <text:p>101.75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119" calcext:value-type="float">
            <text:p>100.11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837" calcext:value-type="float">
            <text:p>98.8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732" calcext:value-type="float">
            <text:p>101.73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295" calcext:value-type="float">
            <text:p>99.29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17" calcext:value-type="float">
            <text:p>98.1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377" calcext:value-type="float">
            <text:p>98.377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852" calcext:value-type="float">
            <text:p>100.85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123" calcext:value-type="float">
            <text:p>100.12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665" calcext:value-type="float">
            <text:p>100.665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039" calcext:value-type="float">
            <text:p>98.03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657" calcext:value-type="float">
            <text:p>100.65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407" calcext:value-type="float">
            <text:p>101.407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138" calcext:value-type="float">
            <text:p>99.13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191" calcext:value-type="float">
            <text:p>101.1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369" calcext:value-type="float">
            <text:p>99.36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625" calcext:value-type="float">
            <text:p>100.625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732" calcext:value-type="float">
            <text:p>101.73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909" calcext:value-type="float">
            <text:p>99.90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184" calcext:value-type="float">
            <text:p>100.18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634" calcext:value-type="float">
            <text:p>101.63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199" calcext:value-type="float">
            <text:p>101.19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168" calcext:value-type="float">
            <text:p>99.16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507" calcext:value-type="float">
            <text:p>99.507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176" calcext:value-type="float">
            <text:p>100.176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664" calcext:value-type="float">
            <text:p>100.66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081" calcext:value-type="float">
            <text:p>100.081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611" calcext:value-type="float">
            <text:p>98.6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32" calcext:value-type="float">
            <text:p>100.3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186" calcext:value-type="float">
            <text:p>101.18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459" calcext:value-type="float">
            <text:p>100.45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608" calcext:value-type="float">
            <text:p>98.608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197" calcext:value-type="float">
            <text:p>101.19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718" calcext:value-type="float">
            <text:p>98.71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606" calcext:value-type="float">
            <text:p>101.606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456" calcext:value-type="float">
            <text:p>98.45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992" calcext:value-type="float">
            <text:p>101.99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185" calcext:value-type="float">
            <text:p>100.18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29" calcext:value-type="float">
            <text:p>98.2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774" calcext:value-type="float">
            <text:p>101.77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725" calcext:value-type="float">
            <text:p>98.72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692" calcext:value-type="float">
            <text:p>99.69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338" calcext:value-type="float">
            <text:p>101.338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488" calcext:value-type="float">
            <text:p>100.48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098" calcext:value-type="float">
            <text:p>98.098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612" calcext:value-type="float">
            <text:p>101.61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868" calcext:value-type="float">
            <text:p>100.86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914" calcext:value-type="float">
            <text:p>100.91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394" calcext:value-type="float">
            <text:p>101.394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055" calcext:value-type="float">
            <text:p>98.05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673" calcext:value-type="float">
            <text:p>98.673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341" calcext:value-type="float">
            <text:p>99.34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937" calcext:value-type="float">
            <text:p>99.93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964" calcext:value-type="float">
            <text:p>98.96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568" calcext:value-type="float">
            <text:p>100.56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397" calcext:value-type="float">
            <text:p>99.39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855" calcext:value-type="float">
            <text:p>98.85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692" calcext:value-type="float">
            <text:p>99.69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867" calcext:value-type="float">
            <text:p>99.86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523" calcext:value-type="float">
            <text:p>100.52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225" calcext:value-type="float">
            <text:p>99.22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227" calcext:value-type="float">
            <text:p>99.22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516" calcext:value-type="float">
            <text:p>100.516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22" calcext:value-type="float">
            <text:p>99.2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737" calcext:value-type="float">
            <text:p>100.737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505" calcext:value-type="float">
            <text:p>100.50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486" calcext:value-type="float">
            <text:p>99.486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72" calcext:value-type="float">
            <text:p>101.7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439" calcext:value-type="float">
            <text:p>100.43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989" calcext:value-type="float">
            <text:p>100.98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823" calcext:value-type="float">
            <text:p>100.82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334" calcext:value-type="float">
            <text:p>100.33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496" calcext:value-type="float">
            <text:p>98.496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413" calcext:value-type="float">
            <text:p>98.41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12" calcext:value-type="float">
            <text:p>101.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792" calcext:value-type="float">
            <text:p>99.792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85" calcext:value-type="float">
            <text:p>99.85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098" calcext:value-type="float">
            <text:p>98.09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855" calcext:value-type="float">
            <text:p>101.85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183" calcext:value-type="float">
            <text:p>100.18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031" calcext:value-type="float">
            <text:p>100.0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115" calcext:value-type="float">
            <text:p>98.115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054" calcext:value-type="float">
            <text:p>100.05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481" calcext:value-type="float">
            <text:p>101.48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428" calcext:value-type="float">
            <text:p>99.42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223" calcext:value-type="float">
            <text:p>100.223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964" calcext:value-type="float">
            <text:p>98.96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58" calcext:value-type="float">
            <text:p>99.5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467" calcext:value-type="float">
            <text:p>101.4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483" calcext:value-type="float">
            <text:p>101.48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151" calcext:value-type="float">
            <text:p>98.151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654" calcext:value-type="float">
            <text:p>99.65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635" calcext:value-type="float">
            <text:p>101.635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13" calcext:value-type="float">
            <text:p>101.13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268" calcext:value-type="float">
            <text:p>98.26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987" calcext:value-type="float">
            <text:p>99.98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478" calcext:value-type="float">
            <text:p>100.47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407" calcext:value-type="float">
            <text:p>98.40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712" calcext:value-type="float">
            <text:p>101.71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326" calcext:value-type="float">
            <text:p>99.32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586" calcext:value-type="float">
            <text:p>98.58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397" calcext:value-type="float">
            <text:p>100.397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568" calcext:value-type="float">
            <text:p>99.56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554" calcext:value-type="float">
            <text:p>101.554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685" calcext:value-type="float">
            <text:p>98.68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239" calcext:value-type="float">
            <text:p>101.239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205" calcext:value-type="float">
            <text:p>99.20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038" calcext:value-type="float">
            <text:p>98.038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011" calcext:value-type="float">
            <text:p>98.01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029" calcext:value-type="float">
            <text:p>100.02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604" calcext:value-type="float">
            <text:p>101.604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774" calcext:value-type="float">
            <text:p>100.774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345" calcext:value-type="float">
            <text:p>99.345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083" calcext:value-type="float">
            <text:p>101.08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883" calcext:value-type="float">
            <text:p>98.883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165" calcext:value-type="float">
            <text:p>98.165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898" calcext:value-type="float">
            <text:p>101.89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461" calcext:value-type="float">
            <text:p>100.46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132" calcext:value-type="float">
            <text:p>101.1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139" calcext:value-type="float">
            <text:p>100.13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473" calcext:value-type="float">
            <text:p>98.4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131" calcext:value-type="float">
            <text:p>98.131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029" calcext:value-type="float">
            <text:p>98.02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975" calcext:value-type="float">
            <text:p>100.9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463" calcext:value-type="float">
            <text:p>100.463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478" calcext:value-type="float">
            <text:p>98.47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907" calcext:value-type="float">
            <text:p>99.90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251" calcext:value-type="float">
            <text:p>100.251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964" calcext:value-type="float">
            <text:p>101.96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449" calcext:value-type="float">
            <text:p>100.44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424" calcext:value-type="float">
            <text:p>100.4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293" calcext:value-type="float">
            <text:p>99.29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196" calcext:value-type="float">
            <text:p>98.196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481" calcext:value-type="float">
            <text:p>100.48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347" calcext:value-type="float">
            <text:p>101.34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466" calcext:value-type="float">
            <text:p>98.46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749" calcext:value-type="float">
            <text:p>98.74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464" calcext:value-type="float">
            <text:p>99.464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626" calcext:value-type="float">
            <text:p>99.62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004" calcext:value-type="float">
            <text:p>98.00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521" calcext:value-type="float">
            <text:p>99.52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431" calcext:value-type="float">
            <text:p>99.431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139" calcext:value-type="float">
            <text:p>100.13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892" calcext:value-type="float">
            <text:p>101.8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511" calcext:value-type="float">
            <text:p>99.51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647" calcext:value-type="float">
            <text:p>99.64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037" calcext:value-type="float">
            <text:p>99.03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007" calcext:value-type="float">
            <text:p>100.00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862" calcext:value-type="float">
            <text:p>98.86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549" calcext:value-type="float">
            <text:p>99.54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582" calcext:value-type="float">
            <text:p>100.582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297" calcext:value-type="float">
            <text:p>100.29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971" calcext:value-type="float">
            <text:p>99.9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534" calcext:value-type="float">
            <text:p>100.53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58" calcext:value-type="float">
            <text:p>100.5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458" calcext:value-type="float">
            <text:p>101.458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068" calcext:value-type="float">
            <text:p>99.06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324" calcext:value-type="float">
            <text:p>101.32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653" calcext:value-type="float">
            <text:p>99.65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232" calcext:value-type="float">
            <text:p>101.23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566" calcext:value-type="float">
            <text:p>99.56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522" calcext:value-type="float">
            <text:p>100.52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62" calcext:value-type="float">
            <text:p>99.6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956" calcext:value-type="float">
            <text:p>101.956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133" calcext:value-type="float">
            <text:p>98.1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567" calcext:value-type="float">
            <text:p>99.5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846" calcext:value-type="float">
            <text:p>98.84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188" calcext:value-type="float">
            <text:p>99.18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061" calcext:value-type="float">
            <text:p>101.06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239" calcext:value-type="float">
            <text:p>101.23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932" calcext:value-type="float">
            <text:p>101.93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023" calcext:value-type="float">
            <text:p>98.02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417" calcext:value-type="float">
            <text:p>99.417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312" calcext:value-type="float">
            <text:p>101.31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159" calcext:value-type="float">
            <text:p>101.15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313" calcext:value-type="float">
            <text:p>100.31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423" calcext:value-type="float">
            <text:p>98.4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442" calcext:value-type="float">
            <text:p>100.44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794" calcext:value-type="float">
            <text:p>98.79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987" calcext:value-type="float">
            <text:p>101.98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973" calcext:value-type="float">
            <text:p>100.97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449" calcext:value-type="float">
            <text:p>101.44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404" calcext:value-type="float">
            <text:p>101.404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358" calcext:value-type="float">
            <text:p>100.35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513" calcext:value-type="float">
            <text:p>101.51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468" calcext:value-type="float">
            <text:p>99.468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925" calcext:value-type="float">
            <text:p>100.92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287" calcext:value-type="float">
            <text:p>98.287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991" calcext:value-type="float">
            <text:p>99.99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716" calcext:value-type="float">
            <text:p>99.7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234" calcext:value-type="float">
            <text:p>98.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295" calcext:value-type="float">
            <text:p>99.29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855" calcext:value-type="float">
            <text:p>98.85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062" calcext:value-type="float">
            <text:p>100.06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732" calcext:value-type="float">
            <text:p>100.732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012" calcext:value-type="float">
            <text:p>101.01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047" calcext:value-type="float">
            <text:p>100.04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075" calcext:value-type="float">
            <text:p>98.075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057" calcext:value-type="float">
            <text:p>100.057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275" calcext:value-type="float">
            <text:p>99.275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907" calcext:value-type="float">
            <text:p>98.907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711" calcext:value-type="float">
            <text:p>98.7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932" calcext:value-type="float">
            <text:p>99.93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676" calcext:value-type="float">
            <text:p>99.67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516" calcext:value-type="float">
            <text:p>100.516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177" calcext:value-type="float">
            <text:p>101.1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571" calcext:value-type="float">
            <text:p>99.571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347" calcext:value-type="float">
            <text:p>100.34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614" calcext:value-type="float">
            <text:p>101.61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882" calcext:value-type="float">
            <text:p>98.88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338" calcext:value-type="float">
            <text:p>98.33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731" calcext:value-type="float">
            <text:p>101.73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988" calcext:value-type="float">
            <text:p>101.98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266" calcext:value-type="float">
            <text:p>100.26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239" calcext:value-type="float">
            <text:p>99.23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119" calcext:value-type="float">
            <text:p>98.119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53" calcext:value-type="float">
            <text:p>99.5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942" calcext:value-type="float">
            <text:p>99.942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818" calcext:value-type="float">
            <text:p>101.81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467" calcext:value-type="float">
            <text:p>101.46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372" calcext:value-type="float">
            <text:p>101.37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647" calcext:value-type="float">
            <text:p>99.6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35" calcext:value-type="float">
            <text:p>101.3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459" calcext:value-type="float">
            <text:p>98.45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197" calcext:value-type="float">
            <text:p>101.19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343" calcext:value-type="float">
            <text:p>98.34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905" calcext:value-type="float">
            <text:p>99.90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002" calcext:value-type="float">
            <text:p>101.00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864" calcext:value-type="float">
            <text:p>98.86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485" calcext:value-type="float">
            <text:p>99.48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709" calcext:value-type="float">
            <text:p>99.70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802" calcext:value-type="float">
            <text:p>98.80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058" calcext:value-type="float">
            <text:p>101.058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405" calcext:value-type="float">
            <text:p>99.40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148" calcext:value-type="float">
            <text:p>99.14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765" calcext:value-type="float">
            <text:p>101.7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501" calcext:value-type="float">
            <text:p>100.501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796" calcext:value-type="float">
            <text:p>98.79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763" calcext:value-type="float">
            <text:p>98.763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364" calcext:value-type="float">
            <text:p>99.36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922" calcext:value-type="float">
            <text:p>101.92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978" calcext:value-type="float">
            <text:p>101.97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527" calcext:value-type="float">
            <text:p>99.52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623" calcext:value-type="float">
            <text:p>99.62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096" calcext:value-type="float">
            <text:p>99.096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243" calcext:value-type="float">
            <text:p>100.243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638" calcext:value-type="float">
            <text:p>99.63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141" calcext:value-type="float">
            <text:p>100.14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466" calcext:value-type="float">
            <text:p>101.466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408" calcext:value-type="float">
            <text:p>101.40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331" calcext:value-type="float">
            <text:p>99.33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454" calcext:value-type="float">
            <text:p>100.45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258" calcext:value-type="float">
            <text:p>99.25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181" calcext:value-type="float">
            <text:p>98.18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935" calcext:value-type="float">
            <text:p>101.93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533" calcext:value-type="float">
            <text:p>101.533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065" calcext:value-type="float">
            <text:p>101.06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804" calcext:value-type="float">
            <text:p>98.80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002" calcext:value-type="float">
            <text:p>99.00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151" calcext:value-type="float">
            <text:p>98.151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619" calcext:value-type="float">
            <text:p>99.61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55" calcext:value-type="float">
            <text:p>101.55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855" calcext:value-type="float">
            <text:p>101.85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19" calcext:value-type="float">
            <text:p>98.1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511" calcext:value-type="float">
            <text:p>99.51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905" calcext:value-type="float">
            <text:p>99.90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656" calcext:value-type="float">
            <text:p>99.656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06" calcext:value-type="float">
            <text:p>101.06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134" calcext:value-type="float">
            <text:p>101.1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083" calcext:value-type="float">
            <text:p>99.08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747" calcext:value-type="float">
            <text:p>100.74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136" calcext:value-type="float">
            <text:p>101.13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843" calcext:value-type="float">
            <text:p>100.84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423" calcext:value-type="float">
            <text:p>99.423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884" calcext:value-type="float">
            <text:p>99.88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816" calcext:value-type="float">
            <text:p>99.81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075" calcext:value-type="float">
            <text:p>101.075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521" calcext:value-type="float">
            <text:p>99.52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655" calcext:value-type="float">
            <text:p>100.655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135" calcext:value-type="float">
            <text:p>100.13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242" calcext:value-type="float">
            <text:p>101.24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537" calcext:value-type="float">
            <text:p>99.53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42" calcext:value-type="float">
            <text:p>101.42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667" calcext:value-type="float">
            <text:p>98.66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023" calcext:value-type="float">
            <text:p>98.023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581" calcext:value-type="float">
            <text:p>99.581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67" calcext:value-type="float">
            <text:p>98.6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225" calcext:value-type="float">
            <text:p>99.22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121" calcext:value-type="float">
            <text:p>101.12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955" calcext:value-type="float">
            <text:p>100.955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77" calcext:value-type="float">
            <text:p>101.77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807" calcext:value-type="float">
            <text:p>100.80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307" calcext:value-type="float">
            <text:p>98.30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79" calcext:value-type="float">
            <text:p>101.79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304" calcext:value-type="float">
            <text:p>100.304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277" calcext:value-type="float">
            <text:p>101.27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162" calcext:value-type="float">
            <text:p>101.16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081" calcext:value-type="float">
            <text:p>101.08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03" calcext:value-type="float">
            <text:p>99.0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874" calcext:value-type="float">
            <text:p>100.87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873" calcext:value-type="float">
            <text:p>99.87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926" calcext:value-type="float">
            <text:p>101.926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191" calcext:value-type="float">
            <text:p>100.19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267" calcext:value-type="float">
            <text:p>101.267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571" calcext:value-type="float">
            <text:p>100.57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108" calcext:value-type="float">
            <text:p>99.10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622" calcext:value-type="float">
            <text:p>100.6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299" calcext:value-type="float">
            <text:p>100.299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013" calcext:value-type="float">
            <text:p>98.01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52" calcext:value-type="float">
            <text:p>101.5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453" calcext:value-type="float">
            <text:p>98.453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994" calcext:value-type="float">
            <text:p>98.99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075" calcext:value-type="float">
            <text:p>98.075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665" calcext:value-type="float">
            <text:p>98.6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048" calcext:value-type="float">
            <text:p>99.04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925" calcext:value-type="float">
            <text:p>101.92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917" calcext:value-type="float">
            <text:p>99.91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703" calcext:value-type="float">
            <text:p>99.70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355" calcext:value-type="float">
            <text:p>99.355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095" calcext:value-type="float">
            <text:p>101.095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563" calcext:value-type="float">
            <text:p>100.56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655" calcext:value-type="float">
            <text:p>98.65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766" calcext:value-type="float">
            <text:p>101.766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841" calcext:value-type="float">
            <text:p>99.84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19" calcext:value-type="float">
            <text:p>101.1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367" calcext:value-type="float">
            <text:p>99.36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928" calcext:value-type="float">
            <text:p>101.928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326" calcext:value-type="float">
            <text:p>99.32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668" calcext:value-type="float">
            <text:p>98.66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948" calcext:value-type="float">
            <text:p>99.94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727" calcext:value-type="float">
            <text:p>99.72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121" calcext:value-type="float">
            <text:p>101.12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642" calcext:value-type="float">
            <text:p>100.642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388" calcext:value-type="float">
            <text:p>98.38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805" calcext:value-type="float">
            <text:p>99.80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116" calcext:value-type="float">
            <text:p>101.11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779" calcext:value-type="float">
            <text:p>100.77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405" calcext:value-type="float">
            <text:p>99.405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897" calcext:value-type="float">
            <text:p>98.89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455" calcext:value-type="float">
            <text:p>100.45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175" calcext:value-type="float">
            <text:p>98.17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823" calcext:value-type="float">
            <text:p>99.82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43" calcext:value-type="float">
            <text:p>100.4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265" calcext:value-type="float">
            <text:p>99.26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506" calcext:value-type="float">
            <text:p>100.50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982" calcext:value-type="float">
            <text:p>100.98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336" calcext:value-type="float">
            <text:p>101.33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083" calcext:value-type="float">
            <text:p>99.08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53" calcext:value-type="float">
            <text:p>98.53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856" calcext:value-type="float">
            <text:p>98.85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067" calcext:value-type="float">
            <text:p>101.06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302" calcext:value-type="float">
            <text:p>98.30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166" calcext:value-type="float">
            <text:p>99.16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158" calcext:value-type="float">
            <text:p>100.15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635" calcext:value-type="float">
            <text:p>98.63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435" calcext:value-type="float">
            <text:p>99.43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407" calcext:value-type="float">
            <text:p>99.40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073" calcext:value-type="float">
            <text:p>101.07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61" calcext:value-type="float">
            <text:p>100.6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142" calcext:value-type="float">
            <text:p>101.14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755" calcext:value-type="float">
            <text:p>98.75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317" calcext:value-type="float">
            <text:p>99.31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135" calcext:value-type="float">
            <text:p>99.13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891" calcext:value-type="float">
            <text:p>101.891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234" calcext:value-type="float">
            <text:p>98.234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585" calcext:value-type="float">
            <text:p>101.58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006" calcext:value-type="float">
            <text:p>100.006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035" calcext:value-type="float">
            <text:p>101.035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747" calcext:value-type="float">
            <text:p>98.74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662" calcext:value-type="float">
            <text:p>99.66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341" calcext:value-type="float">
            <text:p>100.34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362" calcext:value-type="float">
            <text:p>98.36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497" calcext:value-type="float">
            <text:p>101.49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298" calcext:value-type="float">
            <text:p>99.298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482" calcext:value-type="float">
            <text:p>99.48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131" calcext:value-type="float">
            <text:p>98.131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19" calcext:value-type="float">
            <text:p>100.1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981" calcext:value-type="float">
            <text:p>99.981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024" calcext:value-type="float">
            <text:p>101.0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514" calcext:value-type="float">
            <text:p>99.514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472" calcext:value-type="float">
            <text:p>99.472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341" calcext:value-type="float">
            <text:p>100.3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327" calcext:value-type="float">
            <text:p>98.32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291" calcext:value-type="float">
            <text:p>100.291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789" calcext:value-type="float">
            <text:p>99.78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284" calcext:value-type="float">
            <text:p>98.28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972" calcext:value-type="float">
            <text:p>100.97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709" calcext:value-type="float">
            <text:p>98.70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774" calcext:value-type="float">
            <text:p>101.77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494" calcext:value-type="float">
            <text:p>99.49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799" calcext:value-type="float">
            <text:p>98.79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923" calcext:value-type="float">
            <text:p>98.92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586" calcext:value-type="float">
            <text:p>98.58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858" calcext:value-type="float">
            <text:p>98.85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865" calcext:value-type="float">
            <text:p>100.86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469" calcext:value-type="float">
            <text:p>99.46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693" calcext:value-type="float">
            <text:p>99.6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664" calcext:value-type="float">
            <text:p>101.66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132" calcext:value-type="float">
            <text:p>101.13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552" calcext:value-type="float">
            <text:p>100.55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776" calcext:value-type="float">
            <text:p>98.77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342" calcext:value-type="float">
            <text:p>101.34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533" calcext:value-type="float">
            <text:p>99.53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847" calcext:value-type="float">
            <text:p>98.84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309" calcext:value-type="float">
            <text:p>98.30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115" calcext:value-type="float">
            <text:p>98.11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751" calcext:value-type="float">
            <text:p>100.75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658" calcext:value-type="float">
            <text:p>100.65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901" calcext:value-type="float">
            <text:p>101.90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767" calcext:value-type="float">
            <text:p>99.76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716" calcext:value-type="float">
            <text:p>100.7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85" calcext:value-type="float">
            <text:p>100.8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724" calcext:value-type="float">
            <text:p>99.72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678" calcext:value-type="float">
            <text:p>101.67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272" calcext:value-type="float">
            <text:p>100.272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039" calcext:value-type="float">
            <text:p>99.03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782" calcext:value-type="float">
            <text:p>98.782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149" calcext:value-type="float">
            <text:p>100.14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679" calcext:value-type="float">
            <text:p>100.67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445" calcext:value-type="float">
            <text:p>101.445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039" calcext:value-type="float">
            <text:p>99.03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868" calcext:value-type="float">
            <text:p>100.86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317" calcext:value-type="float">
            <text:p>100.31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871" calcext:value-type="float">
            <text:p>100.871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613" calcext:value-type="float">
            <text:p>100.61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253" calcext:value-type="float">
            <text:p>99.253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454" calcext:value-type="float">
            <text:p>100.45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007" calcext:value-type="float">
            <text:p>100.007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429" calcext:value-type="float">
            <text:p>101.42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236" calcext:value-type="float">
            <text:p>99.23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171" calcext:value-type="float">
            <text:p>98.1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751" calcext:value-type="float">
            <text:p>99.751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588" calcext:value-type="float">
            <text:p>101.58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855" calcext:value-type="float">
            <text:p>98.855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168" calcext:value-type="float">
            <text:p>101.16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273" calcext:value-type="float">
            <text:p>99.27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574" calcext:value-type="float">
            <text:p>99.574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31" calcext:value-type="float">
            <text:p>101.3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802" calcext:value-type="float">
            <text:p>101.80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606" calcext:value-type="float">
            <text:p>99.60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064" calcext:value-type="float">
            <text:p>100.06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948" calcext:value-type="float">
            <text:p>98.9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142" calcext:value-type="float">
            <text:p>101.14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802" calcext:value-type="float">
            <text:p>98.80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879" calcext:value-type="float">
            <text:p>101.87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659" calcext:value-type="float">
            <text:p>98.65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901" calcext:value-type="float">
            <text:p>101.90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761" calcext:value-type="float">
            <text:p>98.76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959" calcext:value-type="float">
            <text:p>101.95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27" calcext:value-type="float">
            <text:p>99.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032" calcext:value-type="float">
            <text:p>99.03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977" calcext:value-type="float">
            <text:p>100.977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173" calcext:value-type="float">
            <text:p>101.17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683" calcext:value-type="float">
            <text:p>100.683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002" calcext:value-type="float">
            <text:p>98.00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352" calcext:value-type="float">
            <text:p>101.35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151" calcext:value-type="float">
            <text:p>99.15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946" calcext:value-type="float">
            <text:p>98.94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069" calcext:value-type="float">
            <text:p>98.06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347" calcext:value-type="float">
            <text:p>101.34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95" calcext:value-type="float">
            <text:p>100.9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607" calcext:value-type="float">
            <text:p>101.607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007" calcext:value-type="float">
            <text:p>99.007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294" calcext:value-type="float">
            <text:p>101.294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783" calcext:value-type="float">
            <text:p>100.78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46" calcext:value-type="float">
            <text:p>99.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662" calcext:value-type="float">
            <text:p>98.66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666" calcext:value-type="float">
            <text:p>100.66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902" calcext:value-type="float">
            <text:p>98.90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093" calcext:value-type="float">
            <text:p>98.093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356" calcext:value-type="float">
            <text:p>101.35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753" calcext:value-type="float">
            <text:p>100.75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074" calcext:value-type="float">
            <text:p>100.074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558" calcext:value-type="float">
            <text:p>100.55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592" calcext:value-type="float">
            <text:p>99.59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022" calcext:value-type="float">
            <text:p>101.02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529" calcext:value-type="float">
            <text:p>98.52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102" calcext:value-type="float">
            <text:p>99.10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49" calcext:value-type="float">
            <text:p>99.4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536" calcext:value-type="float">
            <text:p>100.5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075" calcext:value-type="float">
            <text:p>99.07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243" calcext:value-type="float">
            <text:p>100.24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203" calcext:value-type="float">
            <text:p>98.20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356" calcext:value-type="float">
            <text:p>99.35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71" calcext:value-type="float">
            <text:p>101.7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43" calcext:value-type="float">
            <text:p>99.43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999" calcext:value-type="float">
            <text:p>101.999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862" calcext:value-type="float">
            <text:p>100.86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864" calcext:value-type="float">
            <text:p>98.86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547" calcext:value-type="float">
            <text:p>98.54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19" calcext:value-type="float">
            <text:p>99.1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376" calcext:value-type="float">
            <text:p>101.376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486" calcext:value-type="float">
            <text:p>101.48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622" calcext:value-type="float">
            <text:p>100.62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804" calcext:value-type="float">
            <text:p>99.804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835" calcext:value-type="float">
            <text:p>101.835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129" calcext:value-type="float">
            <text:p>98.12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827" calcext:value-type="float">
            <text:p>99.82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222" calcext:value-type="float">
            <text:p>101.222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787" calcext:value-type="float">
            <text:p>98.7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767" calcext:value-type="float">
            <text:p>99.76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412" calcext:value-type="float">
            <text:p>100.41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115" calcext:value-type="float">
            <text:p>98.1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792" calcext:value-type="float">
            <text:p>101.79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571" calcext:value-type="float">
            <text:p>98.571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793" calcext:value-type="float">
            <text:p>99.79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602" calcext:value-type="float">
            <text:p>98.60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877" calcext:value-type="float">
            <text:p>101.87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401" calcext:value-type="float">
            <text:p>100.40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172" calcext:value-type="float">
            <text:p>98.17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306" calcext:value-type="float">
            <text:p>101.306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511" calcext:value-type="float">
            <text:p>101.51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6" calcext:value-type="float">
            <text:p>98.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787" calcext:value-type="float">
            <text:p>99.787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138" calcext:value-type="float">
            <text:p>101.13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216" calcext:value-type="float">
            <text:p>99.21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131" calcext:value-type="float">
            <text:p>98.13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905" calcext:value-type="float">
            <text:p>99.90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983" calcext:value-type="float">
            <text:p>101.98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066" calcext:value-type="float">
            <text:p>99.06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676" calcext:value-type="float">
            <text:p>99.676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246" calcext:value-type="float">
            <text:p>101.24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523" calcext:value-type="float">
            <text:p>98.52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233" calcext:value-type="float">
            <text:p>100.23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135" calcext:value-type="float">
            <text:p>99.13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734" calcext:value-type="float">
            <text:p>98.73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862" calcext:value-type="float">
            <text:p>100.86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28" calcext:value-type="float">
            <text:p>99.2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37" calcext:value-type="float">
            <text:p>101.3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501" calcext:value-type="float">
            <text:p>99.50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996" calcext:value-type="float">
            <text:p>98.996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615" calcext:value-type="float">
            <text:p>98.6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745" calcext:value-type="float">
            <text:p>99.745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213" calcext:value-type="float">
            <text:p>98.21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622" calcext:value-type="float">
            <text:p>98.62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218" calcext:value-type="float">
            <text:p>100.21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483" calcext:value-type="float">
            <text:p>101.48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057" calcext:value-type="float">
            <text:p>98.057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358" calcext:value-type="float">
            <text:p>100.35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456" calcext:value-type="float">
            <text:p>101.456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616" calcext:value-type="float">
            <text:p>98.616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635" calcext:value-type="float">
            <text:p>99.63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225" calcext:value-type="float">
            <text:p>99.22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615" calcext:value-type="float">
            <text:p>101.61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508" calcext:value-type="float">
            <text:p>99.5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884" calcext:value-type="float">
            <text:p>100.88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073" calcext:value-type="float">
            <text:p>98.07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652" calcext:value-type="float">
            <text:p>99.652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352" calcext:value-type="float">
            <text:p>99.35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256" calcext:value-type="float">
            <text:p>99.25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344" calcext:value-type="float">
            <text:p>99.34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478" calcext:value-type="float">
            <text:p>101.47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323" calcext:value-type="float">
            <text:p>98.32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116" calcext:value-type="float">
            <text:p>101.11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709" calcext:value-type="float">
            <text:p>101.709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353" calcext:value-type="float">
            <text:p>100.353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66" calcext:value-type="float">
            <text:p>100.6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074" calcext:value-type="float">
            <text:p>101.07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719" calcext:value-type="float">
            <text:p>101.71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595" calcext:value-type="float">
            <text:p>98.59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963" calcext:value-type="float">
            <text:p>99.96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723" calcext:value-type="float">
            <text:p>100.7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67" calcext:value-type="float">
            <text:p>101.6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219" calcext:value-type="float">
            <text:p>100.21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61" calcext:value-type="float">
            <text:p>98.61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842" calcext:value-type="float">
            <text:p>99.842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274" calcext:value-type="float">
            <text:p>98.27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971" calcext:value-type="float">
            <text:p>98.97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268" calcext:value-type="float">
            <text:p>101.268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961" calcext:value-type="float">
            <text:p>99.96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348" calcext:value-type="float">
            <text:p>99.34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194" calcext:value-type="float">
            <text:p>98.1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163" calcext:value-type="float">
            <text:p>99.16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967" calcext:value-type="float">
            <text:p>101.96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034" calcext:value-type="float">
            <text:p>99.03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242" calcext:value-type="float">
            <text:p>100.24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025" calcext:value-type="float">
            <text:p>98.0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648" calcext:value-type="float">
            <text:p>101.64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02" calcext:value-type="float">
            <text:p>98.0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085" calcext:value-type="float">
            <text:p>100.08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889" calcext:value-type="float">
            <text:p>99.88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43" calcext:value-type="float">
            <text:p>98.4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045" calcext:value-type="float">
            <text:p>98.04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91" calcext:value-type="float">
            <text:p>101.9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79" calcext:value-type="float">
            <text:p>101.7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626" calcext:value-type="float">
            <text:p>100.62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721" calcext:value-type="float">
            <text:p>100.72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519" calcext:value-type="float">
            <text:p>99.51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499" calcext:value-type="float">
            <text:p>98.49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902" calcext:value-type="float">
            <text:p>98.90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629" calcext:value-type="float">
            <text:p>101.62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291" calcext:value-type="float">
            <text:p>99.291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524" calcext:value-type="float">
            <text:p>99.52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357" calcext:value-type="float">
            <text:p>99.35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64" calcext:value-type="float">
            <text:p>99.6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051" calcext:value-type="float">
            <text:p>100.0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686" calcext:value-type="float">
            <text:p>101.686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264" calcext:value-type="float">
            <text:p>100.26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413" calcext:value-type="float">
            <text:p>101.41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636" calcext:value-type="float">
            <text:p>101.636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101" calcext:value-type="float">
            <text:p>99.10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379" calcext:value-type="float">
            <text:p>100.37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873" calcext:value-type="float">
            <text:p>101.87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991" calcext:value-type="float">
            <text:p>98.99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94" calcext:value-type="float">
            <text:p>98.9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007" calcext:value-type="float">
            <text:p>101.007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716" calcext:value-type="float">
            <text:p>101.71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938" calcext:value-type="float">
            <text:p>101.93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831" calcext:value-type="float">
            <text:p>99.83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072" calcext:value-type="float">
            <text:p>101.0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717" calcext:value-type="float">
            <text:p>100.717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275" calcext:value-type="float">
            <text:p>99.27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559" calcext:value-type="float">
            <text:p>99.559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824" calcext:value-type="float">
            <text:p>100.824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111" calcext:value-type="float">
            <text:p>99.11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566" calcext:value-type="float">
            <text:p>98.56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19" calcext:value-type="float">
            <text:p>101.1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973" calcext:value-type="float">
            <text:p>98.97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769" calcext:value-type="float">
            <text:p>100.76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396" calcext:value-type="float">
            <text:p>100.3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914" calcext:value-type="float">
            <text:p>98.914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596" calcext:value-type="float">
            <text:p>101.596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262" calcext:value-type="float">
            <text:p>100.26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594" calcext:value-type="float">
            <text:p>98.59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132" calcext:value-type="float">
            <text:p>101.13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421" calcext:value-type="float">
            <text:p>99.421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227" calcext:value-type="float">
            <text:p>98.227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794" calcext:value-type="float">
            <text:p>98.79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386" calcext:value-type="float">
            <text:p>98.386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263" calcext:value-type="float">
            <text:p>101.26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422" calcext:value-type="float">
            <text:p>98.42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341" calcext:value-type="float">
            <text:p>100.3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847" calcext:value-type="float">
            <text:p>100.84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442" calcext:value-type="float">
            <text:p>99.442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933" calcext:value-type="float">
            <text:p>100.933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876" calcext:value-type="float">
            <text:p>101.87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611" calcext:value-type="float">
            <text:p>98.6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78" calcext:value-type="float">
            <text:p>101.7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414" calcext:value-type="float">
            <text:p>99.414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765" calcext:value-type="float">
            <text:p>101.765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393" calcext:value-type="float">
            <text:p>100.39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486" calcext:value-type="float">
            <text:p>98.48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888" calcext:value-type="float">
            <text:p>98.88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116" calcext:value-type="float">
            <text:p>98.116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115" calcext:value-type="float">
            <text:p>99.1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516" calcext:value-type="float">
            <text:p>101.516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799" calcext:value-type="float">
            <text:p>99.79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97" calcext:value-type="float">
            <text:p>98.9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024" calcext:value-type="float">
            <text:p>99.02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471" calcext:value-type="float">
            <text:p>98.47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262" calcext:value-type="float">
            <text:p>99.26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2" calcext:value-type="float">
            <text:p>99.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822" calcext:value-type="float">
            <text:p>101.82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911" calcext:value-type="float">
            <text:p>98.91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681" calcext:value-type="float">
            <text:p>99.6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69" calcext:value-type="float">
            <text:p>99.6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081" calcext:value-type="float">
            <text:p>99.081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176" calcext:value-type="float">
            <text:p>101.176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616" calcext:value-type="float">
            <text:p>101.6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265" calcext:value-type="float">
            <text:p>100.26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072" calcext:value-type="float">
            <text:p>99.07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46" calcext:value-type="float">
            <text:p>99.4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58" calcext:value-type="float">
            <text:p>98.58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616" calcext:value-type="float">
            <text:p>99.61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059" calcext:value-type="float">
            <text:p>99.059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636" calcext:value-type="float">
            <text:p>100.63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684" calcext:value-type="float">
            <text:p>98.68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641" calcext:value-type="float">
            <text:p>101.64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599" calcext:value-type="float">
            <text:p>98.59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739" calcext:value-type="float">
            <text:p>100.739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908" calcext:value-type="float">
            <text:p>98.908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221" calcext:value-type="float">
            <text:p>99.22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527" calcext:value-type="float">
            <text:p>99.52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752" calcext:value-type="float">
            <text:p>101.75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848" calcext:value-type="float">
            <text:p>98.84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713" calcext:value-type="float">
            <text:p>99.71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395" calcext:value-type="float">
            <text:p>98.39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855" calcext:value-type="float">
            <text:p>99.85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904" calcext:value-type="float">
            <text:p>100.90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877" calcext:value-type="float">
            <text:p>100.87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08" calcext:value-type="float">
            <text:p>98.0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921" calcext:value-type="float">
            <text:p>99.921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978" calcext:value-type="float">
            <text:p>99.97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134" calcext:value-type="float">
            <text:p>98.1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206" calcext:value-type="float">
            <text:p>99.20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777" calcext:value-type="float">
            <text:p>98.777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881" calcext:value-type="float">
            <text:p>101.881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352" calcext:value-type="float">
            <text:p>100.3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395" calcext:value-type="float">
            <text:p>101.39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884" calcext:value-type="float">
            <text:p>99.88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289" calcext:value-type="float">
            <text:p>101.289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612" calcext:value-type="float">
            <text:p>101.61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066" calcext:value-type="float">
            <text:p>98.066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243" calcext:value-type="float">
            <text:p>100.243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049" calcext:value-type="float">
            <text:p>98.04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984" calcext:value-type="float">
            <text:p>98.98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099" calcext:value-type="float">
            <text:p>99.09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932" calcext:value-type="float">
            <text:p>100.93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542" calcext:value-type="float">
            <text:p>98.54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58" calcext:value-type="float">
            <text:p>98.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828" calcext:value-type="float">
            <text:p>98.828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643" calcext:value-type="float">
            <text:p>100.64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549" calcext:value-type="float">
            <text:p>99.549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669" calcext:value-type="float">
            <text:p>101.66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37" calcext:value-type="float">
            <text:p>100.3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823" calcext:value-type="float">
            <text:p>101.82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494" calcext:value-type="float">
            <text:p>98.49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76" calcext:value-type="float">
            <text:p>100.76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771" calcext:value-type="float">
            <text:p>100.7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719" calcext:value-type="float">
            <text:p>99.71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183" calcext:value-type="float">
            <text:p>99.18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659" calcext:value-type="float">
            <text:p>99.659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847" calcext:value-type="float">
            <text:p>100.847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565" calcext:value-type="float">
            <text:p>98.56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981" calcext:value-type="float">
            <text:p>98.98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396" calcext:value-type="float">
            <text:p>100.39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073" calcext:value-type="float">
            <text:p>100.07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838" calcext:value-type="float">
            <text:p>99.83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238" calcext:value-type="float">
            <text:p>98.23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147" calcext:value-type="float">
            <text:p>98.1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542" calcext:value-type="float">
            <text:p>100.542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6" calcext:value-type="float">
            <text:p>98.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444" calcext:value-type="float">
            <text:p>98.44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521" calcext:value-type="float">
            <text:p>101.52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69" calcext:value-type="float">
            <text:p>100.6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822" calcext:value-type="float">
            <text:p>99.82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279" calcext:value-type="float">
            <text:p>100.27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921" calcext:value-type="float">
            <text:p>100.92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244" calcext:value-type="float">
            <text:p>98.24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143" calcext:value-type="float">
            <text:p>99.14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732" calcext:value-type="float">
            <text:p>101.7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998" calcext:value-type="float">
            <text:p>98.99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913" calcext:value-type="float">
            <text:p>101.91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441" calcext:value-type="float">
            <text:p>100.44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687" calcext:value-type="float">
            <text:p>100.68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001" calcext:value-type="float">
            <text:p>98.00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376" calcext:value-type="float">
            <text:p>100.37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492" calcext:value-type="float">
            <text:p>100.492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964" calcext:value-type="float">
            <text:p>100.96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945" calcext:value-type="float">
            <text:p>100.94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233" calcext:value-type="float">
            <text:p>98.23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399" calcext:value-type="float">
            <text:p>98.39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169" calcext:value-type="float">
            <text:p>99.169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377" calcext:value-type="float">
            <text:p>100.37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609" calcext:value-type="float">
            <text:p>99.60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496" calcext:value-type="float">
            <text:p>101.496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993" calcext:value-type="float">
            <text:p>99.993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987" calcext:value-type="float">
            <text:p>98.98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894" calcext:value-type="float">
            <text:p>98.89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952" calcext:value-type="float">
            <text:p>98.95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12" calcext:value-type="float">
            <text:p>101.1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054" calcext:value-type="float">
            <text:p>98.05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701" calcext:value-type="float">
            <text:p>99.70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218" calcext:value-type="float">
            <text:p>98.2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927" calcext:value-type="float">
            <text:p>101.927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566" calcext:value-type="float">
            <text:p>99.56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768" calcext:value-type="float">
            <text:p>101.768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053" calcext:value-type="float">
            <text:p>98.0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263" calcext:value-type="float">
            <text:p>101.26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267" calcext:value-type="float">
            <text:p>98.267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685" calcext:value-type="float">
            <text:p>99.68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998" calcext:value-type="float">
            <text:p>100.99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847" calcext:value-type="float">
            <text:p>100.847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239" calcext:value-type="float">
            <text:p>100.23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36" calcext:value-type="float">
            <text:p>101.3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532" calcext:value-type="float">
            <text:p>99.532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919" calcext:value-type="float">
            <text:p>98.919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703" calcext:value-type="float">
            <text:p>100.70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935" calcext:value-type="float">
            <text:p>98.93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284" calcext:value-type="float">
            <text:p>98.28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808" calcext:value-type="float">
            <text:p>101.80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415" calcext:value-type="float">
            <text:p>100.4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519" calcext:value-type="float">
            <text:p>100.51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247" calcext:value-type="float">
            <text:p>100.247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755" calcext:value-type="float">
            <text:p>98.755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383" calcext:value-type="float">
            <text:p>101.38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35" calcext:value-type="float">
            <text:p>98.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037" calcext:value-type="float">
            <text:p>100.03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593" calcext:value-type="float">
            <text:p>101.593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448" calcext:value-type="float">
            <text:p>99.448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896" calcext:value-type="float">
            <text:p>98.89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639" calcext:value-type="float">
            <text:p>101.63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59" calcext:value-type="float">
            <text:p>101.59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071" calcext:value-type="float">
            <text:p>100.07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42" calcext:value-type="float">
            <text:p>99.4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773" calcext:value-type="float">
            <text:p>98.77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079" calcext:value-type="float">
            <text:p>99.0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168" calcext:value-type="float">
            <text:p>100.168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184" calcext:value-type="float">
            <text:p>98.184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27" calcext:value-type="float">
            <text:p>101.2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228" calcext:value-type="float">
            <text:p>101.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818" calcext:value-type="float">
            <text:p>100.8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598" calcext:value-type="float">
            <text:p>100.59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888" calcext:value-type="float">
            <text:p>101.88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03" calcext:value-type="float">
            <text:p>99.0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089" calcext:value-type="float">
            <text:p>100.08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572" calcext:value-type="float">
            <text:p>98.572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297" calcext:value-type="float">
            <text:p>100.29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844" calcext:value-type="float">
            <text:p>98.844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82" calcext:value-type="float">
            <text:p>100.8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456" calcext:value-type="float">
            <text:p>98.45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702" calcext:value-type="float">
            <text:p>98.70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517" calcext:value-type="float">
            <text:p>99.5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367" calcext:value-type="float">
            <text:p>100.36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618" calcext:value-type="float">
            <text:p>98.6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776" calcext:value-type="float">
            <text:p>98.7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63" calcext:value-type="float">
            <text:p>101.6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901" calcext:value-type="float">
            <text:p>100.90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543" calcext:value-type="float">
            <text:p>101.54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213" calcext:value-type="float">
            <text:p>100.2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629" calcext:value-type="float">
            <text:p>98.629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333" calcext:value-type="float">
            <text:p>100.333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262" calcext:value-type="float">
            <text:p>100.262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42" calcext:value-type="float">
            <text:p>98.4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432" calcext:value-type="float">
            <text:p>99.43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254" calcext:value-type="float">
            <text:p>99.25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875" calcext:value-type="float">
            <text:p>99.87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661" calcext:value-type="float">
            <text:p>100.661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259" calcext:value-type="float">
            <text:p>98.25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314" calcext:value-type="float">
            <text:p>99.31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176" calcext:value-type="float">
            <text:p>99.176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213" calcext:value-type="float">
            <text:p>98.21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47" calcext:value-type="float">
            <text:p>100.4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134" calcext:value-type="float">
            <text:p>99.13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64" calcext:value-type="float">
            <text:p>100.6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783" calcext:value-type="float">
            <text:p>99.78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407" calcext:value-type="float">
            <text:p>99.40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861" calcext:value-type="float">
            <text:p>99.8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342" calcext:value-type="float">
            <text:p>98.34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66" calcext:value-type="float">
            <text:p>100.6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697" calcext:value-type="float">
            <text:p>98.69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856" calcext:value-type="float">
            <text:p>101.85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458" calcext:value-type="float">
            <text:p>99.458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136" calcext:value-type="float">
            <text:p>101.13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687" calcext:value-type="float">
            <text:p>101.68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248" calcext:value-type="float">
            <text:p>98.24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801" calcext:value-type="float">
            <text:p>99.80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573" calcext:value-type="float">
            <text:p>98.573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286" calcext:value-type="float">
            <text:p>100.28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284" calcext:value-type="float">
            <text:p>98.28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442" calcext:value-type="float">
            <text:p>100.44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299" calcext:value-type="float">
            <text:p>101.29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408" calcext:value-type="float">
            <text:p>98.40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124" calcext:value-type="float">
            <text:p>101.12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057" calcext:value-type="float">
            <text:p>98.057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131" calcext:value-type="float">
            <text:p>99.13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878" calcext:value-type="float">
            <text:p>100.87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05" calcext:value-type="float">
            <text:p>101.05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452" calcext:value-type="float">
            <text:p>101.45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889" calcext:value-type="float">
            <text:p>100.88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46" calcext:value-type="float">
            <text:p>99.4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57" calcext:value-type="float">
            <text:p>98.5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892" calcext:value-type="float">
            <text:p>98.892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148" calcext:value-type="float">
            <text:p>99.148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021" calcext:value-type="float">
            <text:p>98.02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491" calcext:value-type="float">
            <text:p>101.49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68" calcext:value-type="float">
            <text:p>101.6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495" calcext:value-type="float">
            <text:p>100.49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058" calcext:value-type="float">
            <text:p>100.05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559" calcext:value-type="float">
            <text:p>99.55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333" calcext:value-type="float">
            <text:p>101.33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552" calcext:value-type="float">
            <text:p>99.55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547" calcext:value-type="float">
            <text:p>99.54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277" calcext:value-type="float">
            <text:p>100.27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94" calcext:value-type="float">
            <text:p>99.9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052" calcext:value-type="float">
            <text:p>100.05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665" calcext:value-type="float">
            <text:p>100.665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767" calcext:value-type="float">
            <text:p>100.76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56" calcext:value-type="float">
            <text:p>99.5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76" calcext:value-type="float">
            <text:p>98.7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967" calcext:value-type="float">
            <text:p>99.967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411" calcext:value-type="float">
            <text:p>100.41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766" calcext:value-type="float">
            <text:p>98.76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148" calcext:value-type="float">
            <text:p>101.14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119" calcext:value-type="float">
            <text:p>99.11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075" calcext:value-type="float">
            <text:p>100.0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602" calcext:value-type="float">
            <text:p>98.60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404" calcext:value-type="float">
            <text:p>98.404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676" calcext:value-type="float">
            <text:p>99.67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317" calcext:value-type="float">
            <text:p>101.317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322" calcext:value-type="float">
            <text:p>99.32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617" calcext:value-type="float">
            <text:p>101.61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843" calcext:value-type="float">
            <text:p>101.84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291" calcext:value-type="float">
            <text:p>99.29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493" calcext:value-type="float">
            <text:p>98.49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673" calcext:value-type="float">
            <text:p>98.67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563" calcext:value-type="float">
            <text:p>98.56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243" calcext:value-type="float">
            <text:p>99.24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296" calcext:value-type="float">
            <text:p>98.29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46" calcext:value-type="float">
            <text:p>99.4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327" calcext:value-type="float">
            <text:p>100.3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025" calcext:value-type="float">
            <text:p>101.02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447" calcext:value-type="float">
            <text:p>98.447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148" calcext:value-type="float">
            <text:p>99.14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864" calcext:value-type="float">
            <text:p>98.8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391" calcext:value-type="float">
            <text:p>100.391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284" calcext:value-type="float">
            <text:p>99.28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009" calcext:value-type="float">
            <text:p>99.00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734" calcext:value-type="float">
            <text:p>98.73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352" calcext:value-type="float">
            <text:p>99.35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898" calcext:value-type="float">
            <text:p>99.898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031" calcext:value-type="float">
            <text:p>100.03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125" calcext:value-type="float">
            <text:p>100.12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016" calcext:value-type="float">
            <text:p>100.01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083" calcext:value-type="float">
            <text:p>98.08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378" calcext:value-type="float">
            <text:p>100.37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992" calcext:value-type="float">
            <text:p>100.99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487" calcext:value-type="float">
            <text:p>99.48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209" calcext:value-type="float">
            <text:p>100.20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396" calcext:value-type="float">
            <text:p>101.39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873" calcext:value-type="float">
            <text:p>99.87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449" calcext:value-type="float">
            <text:p>99.44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388" calcext:value-type="float">
            <text:p>99.388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409" calcext:value-type="float">
            <text:p>99.40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083" calcext:value-type="float">
            <text:p>100.08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807" calcext:value-type="float">
            <text:p>101.80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865" calcext:value-type="float">
            <text:p>98.86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852" calcext:value-type="float">
            <text:p>101.85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43" calcext:value-type="float">
            <text:p>101.4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962" calcext:value-type="float">
            <text:p>98.96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919" calcext:value-type="float">
            <text:p>100.9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259" calcext:value-type="float">
            <text:p>101.25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563" calcext:value-type="float">
            <text:p>99.56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654" calcext:value-type="float">
            <text:p>99.65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962" calcext:value-type="float">
            <text:p>98.96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011" calcext:value-type="float">
            <text:p>100.011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202" calcext:value-type="float">
            <text:p>100.20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652" calcext:value-type="float">
            <text:p>100.65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95" calcext:value-type="float">
            <text:p>99.9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829" calcext:value-type="float">
            <text:p>100.82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175" calcext:value-type="float">
            <text:p>100.17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551" calcext:value-type="float">
            <text:p>99.551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88" calcext:value-type="float">
            <text:p>100.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215" calcext:value-type="float">
            <text:p>101.2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866" calcext:value-type="float">
            <text:p>99.86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103" calcext:value-type="float">
            <text:p>101.1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516" calcext:value-type="float">
            <text:p>100.51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55" calcext:value-type="float">
            <text:p>98.5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514" calcext:value-type="float">
            <text:p>98.51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015" calcext:value-type="float">
            <text:p>99.01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434" calcext:value-type="float">
            <text:p>98.43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158" calcext:value-type="float">
            <text:p>101.15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04" calcext:value-type="float">
            <text:p>99.0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642" calcext:value-type="float">
            <text:p>98.64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919" calcext:value-type="float">
            <text:p>98.91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097" calcext:value-type="float">
            <text:p>98.09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848" calcext:value-type="float">
            <text:p>99.848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907" calcext:value-type="float">
            <text:p>99.90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577" calcext:value-type="float">
            <text:p>101.577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276" calcext:value-type="float">
            <text:p>101.27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076" calcext:value-type="float">
            <text:p>101.07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523" calcext:value-type="float">
            <text:p>101.52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306" calcext:value-type="float">
            <text:p>101.30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521" calcext:value-type="float">
            <text:p>99.52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59" calcext:value-type="float">
            <text:p>100.5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09" calcext:value-type="float">
            <text:p>100.09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739" calcext:value-type="float">
            <text:p>101.73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102" calcext:value-type="float">
            <text:p>99.10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392" calcext:value-type="float">
            <text:p>99.392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152" calcext:value-type="float">
            <text:p>101.15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161" calcext:value-type="float">
            <text:p>100.16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887" calcext:value-type="float">
            <text:p>101.887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751" calcext:value-type="float">
            <text:p>101.75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146" calcext:value-type="float">
            <text:p>98.146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839" calcext:value-type="float">
            <text:p>100.839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59" calcext:value-type="float">
            <text:p>99.5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62" calcext:value-type="float">
            <text:p>100.6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812" calcext:value-type="float">
            <text:p>100.81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412" calcext:value-type="float">
            <text:p>101.41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957" calcext:value-type="float">
            <text:p>100.957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593" calcext:value-type="float">
            <text:p>100.59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9" calcext:value-type="float">
            <text:p>98.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431" calcext:value-type="float">
            <text:p>99.43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892" calcext:value-type="float">
            <text:p>99.89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726" calcext:value-type="float">
            <text:p>101.72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398" calcext:value-type="float">
            <text:p>98.39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987" calcext:value-type="float">
            <text:p>98.98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436" calcext:value-type="float">
            <text:p>100.43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382" calcext:value-type="float">
            <text:p>101.38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918" calcext:value-type="float">
            <text:p>99.91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023" calcext:value-type="float">
            <text:p>99.02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082" calcext:value-type="float">
            <text:p>101.08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712" calcext:value-type="float">
            <text:p>98.71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12" calcext:value-type="float">
            <text:p>100.1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057" calcext:value-type="float">
            <text:p>100.05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891" calcext:value-type="float">
            <text:p>99.89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34" calcext:value-type="float">
            <text:p>101.3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243" calcext:value-type="float">
            <text:p>98.243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499" calcext:value-type="float">
            <text:p>100.49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839" calcext:value-type="float">
            <text:p>98.83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.195" calcext:value-type="float">
            <text:p>100.19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014" calcext:value-type="float">
            <text:p>99.0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462" calcext:value-type="float">
            <text:p>101.4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03:58:59.72421412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EclipseSpark </meta:initial-creator>
    <meta:creation-date>2011-11-28T23:28:25</meta:creation-date>
    <meta:generator>LibreOffice/6.3.0.4$Linux_X86_64 LibreOffice_project/30$Build-4</meta:generator>
    <dc:date>2020-04-12T05:48:58.041424478</dc:date>
    <meta:editing-duration>PT8M14S</meta:editing-duration>
    <meta:editing-cycles>1</meta:editing-cycles>
    <meta:document-statistic meta:table-count="3" meta:cell-count="15006" meta:object-count="0"/>
  </office:meta>
</office:document-meta>
</file>